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3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float" office:value="21.3618629" calcext:value-type="float">
            <text:p>21.3618629</text:p>
          </table:table-cell>
          <table:table-cell table:style-name="ce3" table:formula="of:=AVERAGE([.A1:.A200])" office:value-type="float" office:value="12.956615966" calcext:value-type="float">
            <text:p>13.0</text:p>
          </table:table-cell>
          <table:table-cell table:formula="of:=STDEVA([.A1:.A200])" office:value-type="float" office:value="4.75770573444127" calcext:value-type="float">
            <text:p>4.75770573444127</text:p>
          </table:table-cell>
          <table:table-cell table:formula="of:=[.A1]-[.$B$1]" office:value-type="float" office:value="8.405246934" calcext:value-type="float">
            <text:p>8.405246934</text:p>
          </table:table-cell>
          <table:table-cell table:formula="of:=[.D1]^2" office:value-type="float" office:value="70.6481760215164" calcext:value-type="float">
            <text:p>70.6481760215164</text:p>
          </table:table-cell>
          <table:table-cell table:formula="of:=SUM([.E1:.E200])/199" office:value-type="float" office:value="22.6357638555353" calcext:value-type="float">
            <text:p>22.6357638555353</text:p>
          </table:table-cell>
          <table:table-cell table:formula="of:=13-(2*4.8)" office:value-type="float" office:value="3.4" calcext:value-type="float">
            <text:p>3.4</text:p>
          </table:table-cell>
          <table:table-cell table:number-columns-repeated="1017"/>
        </table:table-row>
        <table:table-row table:style-name="ro1">
          <table:table-cell table:style-name="ce1" office:value-type="float" office:value="11.3370694" calcext:value-type="float">
            <text:p>11.3370694</text:p>
          </table:table-cell>
          <table:table-cell table:style-name="ce3"/>
          <table:table-cell table:formula="of:=(5-13)/4.8" office:value-type="float" office:value="-1.66666666666667" calcext:value-type="float">
            <text:p>-1.66666666666667</text:p>
          </table:table-cell>
          <table:table-cell table:formula="of:=[.A2]-[.$B$1]" office:value-type="float" office:value="-1.619546566" calcext:value-type="float">
            <text:p>-1.619546566</text:p>
          </table:table-cell>
          <table:table-cell table:formula="of:=[.D2]^2" office:value-type="float" office:value="2.62293107944239" calcext:value-type="float">
            <text:p>2.62293107944239</text:p>
          </table:table-cell>
          <table:table-cell table:style-name="ce3" table:formula="of:=SQRT([.F1])" office:value-type="float" office:value="4.75770573444127" calcext:value-type="float">
            <text:p>4.8</text:p>
          </table:table-cell>
          <table:table-cell table:formula="of:=13-(4.8)" office:value-type="float" office:value="8.2" calcext:value-type="float">
            <text:p>8.2</text:p>
          </table:table-cell>
          <table:table-cell table:formula="of:=(10-13)/4.8" office:value-type="float" office:value="-0.625" calcext:value-type="float">
            <text:p>-0.625</text:p>
          </table:table-cell>
          <table:table-cell table:number-columns-repeated="1016"/>
        </table:table-row>
        <table:table-row table:style-name="ro2">
          <table:table-cell table:style-name="ce1" office:value-type="float" office:value="8.1968422" calcext:value-type="float">
            <text:p>8.1968422</text:p>
          </table:table-cell>
          <table:table-cell/>
          <table:table-cell table:formula="of:=(20-13)/4.8" office:value-type="float" office:value="1.45833333333333" calcext:value-type="float">
            <text:p>1.45833333333333</text:p>
          </table:table-cell>
          <table:table-cell table:formula="of:=[.A3]-[.$B$1]" office:value-type="float" office:value="-4.759773766" calcext:value-type="float">
            <text:p>-4.759773766</text:p>
          </table:table-cell>
          <table:table-cell table:formula="of:=[.D3]^2" office:value-type="float" office:value="22.6554463035018" calcext:value-type="float">
            <text:p>22.6554463035018</text:p>
          </table:table-cell>
          <table:table-cell/>
          <table:table-cell table:formula="of:=13+(4.8)" office:value-type="float" office:value="17.8" calcext:value-type="float">
            <text:p>17.8</text:p>
          </table:table-cell>
          <table:table-cell table:formula="of:=0.7357-0.2643" office:value-type="float" office:value="0.4714" calcext:value-type="float">
            <text:p>0.4714</text:p>
          </table:table-cell>
          <table:table-cell table:number-columns-repeated="1016"/>
        </table:table-row>
        <table:table-row table:style-name="ro2">
          <table:table-cell table:style-name="ce1" office:value-type="float" office:value="18.6442569" calcext:value-type="float">
            <text:p>18.6442569</text:p>
          </table:table-cell>
          <table:table-cell table:number-columns-repeated="2"/>
          <table:table-cell table:formula="of:=[.A4]-[.$B$1]" office:value-type="float" office:value="5.687640934" calcext:value-type="float">
            <text:p>5.687640934</text:p>
          </table:table-cell>
          <table:table-cell table:formula="of:=[.D4]^2" office:value-type="float" office:value="32.3492593941124" calcext:value-type="float">
            <text:p>32.3492593941124</text:p>
          </table:table-cell>
          <table:table-cell/>
          <table:table-cell table:formula="of:=13+(2*4.8)" office:value-type="float" office:value="22.6" calcext:value-type="float">
            <text:p>22.6</text:p>
          </table:table-cell>
          <table:table-cell/>
          <table:table-cell table:formula="of:=1-(5/100)" office:value-type="float" office:value="0.95" calcext:value-type="float">
            <text:p>0.95</text:p>
          </table:table-cell>
          <table:table-cell table:number-columns-repeated="1015"/>
        </table:table-row>
        <table:table-row table:style-name="ro2">
          <table:table-cell table:style-name="ce1" office:value-type="float" office:value="7.2843477" calcext:value-type="float">
            <text:p>7.2843477</text:p>
          </table:table-cell>
          <table:table-cell table:number-columns-repeated="2"/>
          <table:table-cell table:formula="of:=[.A5]-[.$B$1]" office:value-type="float" office:value="-5.672268266" calcext:value-type="float">
            <text:p>-5.672268266</text:p>
          </table:table-cell>
          <table:table-cell table:formula="of:=[.D5]^2" office:value-type="float" office:value="32.1746272814706" calcext:value-type="float">
            <text:p>32.1746272814706</text:p>
          </table:table-cell>
          <table:table-cell table:number-columns-repeated="1019"/>
        </table:table-row>
        <table:table-row table:style-name="ro2">
          <table:table-cell table:style-name="ce1" office:value-type="float" office:value="20.077493" calcext:value-type="float">
            <text:p>20.077493</text:p>
          </table:table-cell>
          <table:table-cell/>
          <table:table-cell table:style-name="ce1"/>
          <table:table-cell table:formula="of:=[.A6]-[.$B$1]" office:value-type="float" office:value="7.120877034" calcext:value-type="float">
            <text:p>7.120877034</text:p>
          </table:table-cell>
          <table:table-cell table:formula="of:=[.D6]^2" office:value-type="float" office:value="50.7068897333487" calcext:value-type="float">
            <text:p>50.7068897333487</text:p>
          </table:table-cell>
          <table:table-cell table:number-columns-repeated="1019"/>
        </table:table-row>
        <table:table-row table:style-name="ro2">
          <table:table-cell table:style-name="ce1" office:value-type="float" office:value="15.72937" calcext:value-type="float">
            <text:p>15.72937</text:p>
          </table:table-cell>
          <table:table-cell table:number-columns-repeated="2"/>
          <table:table-cell table:formula="of:=[.A7]-[.$B$1]" office:value-type="float" office:value="2.772754034" calcext:value-type="float">
            <text:p>2.772754034</text:p>
          </table:table-cell>
          <table:table-cell table:formula="of:=[.D7]^2" office:value-type="float" office:value="7.68816493306327" calcext:value-type="float">
            <text:p>7.68816493306327</text:p>
          </table:table-cell>
          <table:table-cell table:number-columns-repeated="1019"/>
        </table:table-row>
        <table:table-row table:style-name="ro2">
          <table:table-cell table:style-name="ce1" office:value-type="float" office:value="16.846574" calcext:value-type="float">
            <text:p>16.846574</text:p>
          </table:table-cell>
          <table:table-cell table:number-columns-repeated="2"/>
          <table:table-cell table:formula="of:=[.A8]-[.$B$1]" office:value-type="float" office:value="3.889958034" calcext:value-type="float">
            <text:p>3.889958034</text:p>
          </table:table-cell>
          <table:table-cell table:formula="of:=[.D8]^2" office:value-type="float" office:value="15.1317735062812" calcext:value-type="float">
            <text:p>15.1317735062812</text:p>
          </table:table-cell>
          <table:table-cell table:number-columns-repeated="1019"/>
        </table:table-row>
        <table:table-row table:style-name="ro2">
          <table:table-cell table:style-name="ce1" office:value-type="float" office:value="19.1437929" calcext:value-type="float">
            <text:p>19.1437929</text:p>
          </table:table-cell>
          <table:table-cell/>
          <table:table-cell table:style-name="ce1"/>
          <table:table-cell table:formula="of:=[.A9]-[.$B$1]" office:value-type="float" office:value="6.187176934" calcext:value-type="float">
            <text:p>6.187176934</text:p>
          </table:table-cell>
          <table:table-cell table:formula="of:=[.D9]^2" office:value-type="float" office:value="38.2811584126217" calcext:value-type="float">
            <text:p>38.2811584126217</text:p>
          </table:table-cell>
          <table:table-cell table:number-columns-repeated="1019"/>
        </table:table-row>
        <table:table-row table:style-name="ro2">
          <table:table-cell table:style-name="ce1" office:value-type="float" office:value="24.3025902" calcext:value-type="float">
            <text:p>24.3025902</text:p>
          </table:table-cell>
          <table:table-cell table:number-columns-repeated="2"/>
          <table:table-cell table:formula="of:=[.A10]-[.$B$1]" office:value-type="float" office:value="11.345974234" calcext:value-type="float">
            <text:p>11.345974234</text:p>
          </table:table-cell>
          <table:table-cell table:formula="of:=[.D10]^2" office:value-type="float" office:value="128.731131318592" calcext:value-type="float">
            <text:p>128.731131318592</text:p>
          </table:table-cell>
          <table:table-cell table:number-columns-repeated="1019"/>
        </table:table-row>
        <table:table-row table:style-name="ro2">
          <table:table-cell table:style-name="ce1" office:value-type="float" office:value="6.8365292" calcext:value-type="float">
            <text:p>6.8365292</text:p>
          </table:table-cell>
          <table:table-cell table:number-columns-repeated="2"/>
          <table:table-cell table:formula="of:=[.A11]-[.$B$1]" office:value-type="float" office:value="-6.120086766" calcext:value-type="float">
            <text:p>-6.120086766</text:p>
          </table:table-cell>
          <table:table-cell table:formula="of:=[.D11]^2" office:value-type="float" office:value="37.4554620233683" calcext:value-type="float">
            <text:p>37.4554620233683</text:p>
          </table:table-cell>
          <table:table-cell table:number-columns-repeated="1019"/>
        </table:table-row>
        <table:table-row table:style-name="ro2">
          <table:table-cell table:style-name="ce1" office:value-type="float" office:value="13.3299536" calcext:value-type="float">
            <text:p>13.3299536</text:p>
          </table:table-cell>
          <table:table-cell table:number-columns-repeated="2"/>
          <table:table-cell table:formula="of:=[.A12]-[.$B$1]" office:value-type="float" office:value="0.373337634" calcext:value-type="float">
            <text:p>0.373337634</text:p>
          </table:table-cell>
          <table:table-cell table:formula="of:=[.D12]^2" office:value-type="float" office:value="0.139380988960718" calcext:value-type="float">
            <text:p>0.139380988960718</text:p>
          </table:table-cell>
          <table:table-cell table:number-columns-repeated="1019"/>
        </table:table-row>
        <table:table-row table:style-name="ro2">
          <table:table-cell table:style-name="ce1" office:value-type="float" office:value="15.9158322" calcext:value-type="float">
            <text:p>15.9158322</text:p>
          </table:table-cell>
          <table:table-cell table:number-columns-repeated="2"/>
          <table:table-cell table:formula="of:=[.A13]-[.$B$1]" office:value-type="float" office:value="2.959216234" calcext:value-type="float">
            <text:p>2.959216234</text:p>
          </table:table-cell>
          <table:table-cell table:formula="of:=[.D13]^2" office:value-type="float" office:value="8.75696071956915" calcext:value-type="float">
            <text:p>8.75696071956915</text:p>
          </table:table-cell>
          <table:table-cell table:number-columns-repeated="1019"/>
        </table:table-row>
        <table:table-row table:style-name="ro2">
          <table:table-cell table:style-name="ce1" office:value-type="float" office:value="11.6633387" calcext:value-type="float">
            <text:p>11.6633387</text:p>
          </table:table-cell>
          <table:table-cell table:number-columns-repeated="2"/>
          <table:table-cell table:formula="of:=[.A14]-[.$B$1]" office:value-type="float" office:value="-1.293277266" calcext:value-type="float">
            <text:p>-1.293277266</text:p>
          </table:table-cell>
          <table:table-cell table:formula="of:=[.D14]^2" office:value-type="float" office:value="1.67256608675243" calcext:value-type="float">
            <text:p>1.67256608675243</text:p>
          </table:table-cell>
          <table:table-cell table:number-columns-repeated="1019"/>
        </table:table-row>
        <table:table-row table:style-name="ro2">
          <table:table-cell table:style-name="ce1" office:value-type="float" office:value="11.076721" calcext:value-type="float">
            <text:p>11.076721</text:p>
          </table:table-cell>
          <table:table-cell table:number-columns-repeated="2"/>
          <table:table-cell table:formula="of:=[.A15]-[.$B$1]" office:value-type="float" office:value="-1.879894966" calcext:value-type="float">
            <text:p>-1.879894966</text:p>
          </table:table-cell>
          <table:table-cell table:formula="of:=[.D15]^2" office:value-type="float" office:value="3.53400508319214" calcext:value-type="float">
            <text:p>3.53400508319214</text:p>
          </table:table-cell>
          <table:table-cell table:number-columns-repeated="1019"/>
        </table:table-row>
        <table:table-row table:style-name="ro2">
          <table:table-cell table:style-name="ce1" office:value-type="float" office:value="16.5720845" calcext:value-type="float">
            <text:p>16.5720845</text:p>
          </table:table-cell>
          <table:table-cell table:number-columns-repeated="2"/>
          <table:table-cell table:formula="of:=[.A16]-[.$B$1]" office:value-type="float" office:value="3.615468534" calcext:value-type="float">
            <text:p>3.615468534</text:p>
          </table:table-cell>
          <table:table-cell table:formula="of:=[.D16]^2" office:value-type="float" office:value="13.0716127203441" calcext:value-type="float">
            <text:p>13.0716127203441</text:p>
          </table:table-cell>
          <table:table-cell table:number-columns-repeated="1019"/>
        </table:table-row>
        <table:table-row table:style-name="ro2">
          <table:table-cell table:style-name="ce1" office:value-type="float" office:value="8.4420642" calcext:value-type="float">
            <text:p>8.4420642</text:p>
          </table:table-cell>
          <table:table-cell table:number-columns-repeated="2"/>
          <table:table-cell table:formula="of:=[.A17]-[.$B$1]" office:value-type="float" office:value="-4.514551766" calcext:value-type="float">
            <text:p>-4.514551766</text:p>
          </table:table-cell>
          <table:table-cell table:formula="of:=[.D17]^2" office:value-type="float" office:value="20.3811776478937" calcext:value-type="float">
            <text:p>20.3811776478937</text:p>
          </table:table-cell>
          <table:table-cell table:number-columns-repeated="1019"/>
        </table:table-row>
        <table:table-row table:style-name="ro2">
          <table:table-cell table:style-name="ce1" office:value-type="float" office:value="15.129953" calcext:value-type="float">
            <text:p>15.129953</text:p>
          </table:table-cell>
          <table:table-cell table:number-columns-repeated="2"/>
          <table:table-cell table:formula="of:=[.A18]-[.$B$1]" office:value-type="float" office:value="2.173337034" calcext:value-type="float">
            <text:p>2.173337034</text:p>
          </table:table-cell>
          <table:table-cell table:formula="of:=[.D18]^2" office:value-type="float" office:value="4.72339386335592" calcext:value-type="float">
            <text:p>4.72339386335592</text:p>
          </table:table-cell>
          <table:table-cell table:number-columns-repeated="1019"/>
        </table:table-row>
        <table:table-row table:style-name="ro2">
          <table:table-cell table:style-name="ce1" office:value-type="float" office:value="12.0220235" calcext:value-type="float">
            <text:p>12.0220235</text:p>
          </table:table-cell>
          <table:table-cell table:number-columns-repeated="2"/>
          <table:table-cell table:formula="of:=[.A19]-[.$B$1]" office:value-type="float" office:value="-0.934592466" calcext:value-type="float">
            <text:p>-0.934592466</text:p>
          </table:table-cell>
          <table:table-cell table:formula="of:=[.D19]^2" office:value-type="float" office:value="0.873463077503961" calcext:value-type="float">
            <text:p>0.873463077503961</text:p>
          </table:table-cell>
          <table:table-cell table:number-columns-repeated="1019"/>
        </table:table-row>
        <table:table-row table:style-name="ro2">
          <table:table-cell table:style-name="ce1" office:value-type="float" office:value="8.3535309" calcext:value-type="float">
            <text:p>8.3535309</text:p>
          </table:table-cell>
          <table:table-cell table:number-columns-repeated="2"/>
          <table:table-cell table:formula="of:=[.A20]-[.$B$1]" office:value-type="float" office:value="-4.603085066" calcext:value-type="float">
            <text:p>-4.603085066</text:p>
          </table:table-cell>
          <table:table-cell table:formula="of:=[.D20]^2" office:value-type="float" office:value="21.1883921248322" calcext:value-type="float">
            <text:p>21.1883921248322</text:p>
          </table:table-cell>
          <table:table-cell table:number-columns-repeated="1019"/>
        </table:table-row>
        <table:table-row table:style-name="ro2">
          <table:table-cell table:style-name="ce1" office:value-type="float" office:value="19.6148251" calcext:value-type="float">
            <text:p>19.6148251</text:p>
          </table:table-cell>
          <table:table-cell table:number-columns-repeated="2"/>
          <table:table-cell table:formula="of:=[.A21]-[.$B$1]" office:value-type="float" office:value="6.658209134" calcext:value-type="float">
            <text:p>6.658209134</text:p>
          </table:table-cell>
          <table:table-cell table:formula="of:=[.D21]^2" office:value-type="float" office:value="44.3317488720811" calcext:value-type="float">
            <text:p>44.3317488720811</text:p>
          </table:table-cell>
          <table:table-cell table:number-columns-repeated="1019"/>
        </table:table-row>
        <table:table-row table:style-name="ro2">
          <table:table-cell table:style-name="ce1" office:value-type="float" office:value="20.3120838" calcext:value-type="float">
            <text:p>20.3120838</text:p>
          </table:table-cell>
          <table:table-cell table:number-columns-repeated="2"/>
          <table:table-cell table:formula="of:=[.A22]-[.$B$1]" office:value-type="float" office:value="7.355467834" calcext:value-type="float">
            <text:p>7.355467834</text:p>
          </table:table-cell>
          <table:table-cell table:formula="of:=[.D22]^2" office:value-type="float" office:value="54.1029070570087" calcext:value-type="float">
            <text:p>54.1029070570087</text:p>
          </table:table-cell>
          <table:table-cell table:number-columns-repeated="1019"/>
        </table:table-row>
        <table:table-row table:style-name="ro2">
          <table:table-cell table:style-name="ce1" office:value-type="float" office:value="15.8380196" calcext:value-type="float">
            <text:p>15.8380196</text:p>
          </table:table-cell>
          <table:table-cell table:number-columns-repeated="2"/>
          <table:table-cell table:formula="of:=[.A23]-[.$B$1]" office:value-type="float" office:value="2.881403634" calcext:value-type="float">
            <text:p>2.881403634</text:p>
          </table:table-cell>
          <table:table-cell table:formula="of:=[.D23]^2" office:value-type="float" office:value="8.3024869020284" calcext:value-type="float">
            <text:p>8.3024869020284</text:p>
          </table:table-cell>
          <table:table-cell table:number-columns-repeated="1019"/>
        </table:table-row>
        <table:table-row table:style-name="ro2">
          <table:table-cell table:style-name="ce1" office:value-type="float" office:value="6.9945568" calcext:value-type="float">
            <text:p>6.9945568</text:p>
          </table:table-cell>
          <table:table-cell table:number-columns-repeated="2"/>
          <table:table-cell table:formula="of:=[.A24]-[.$B$1]" office:value-type="float" office:value="-5.962059166" calcext:value-type="float">
            <text:p>-5.962059166</text:p>
          </table:table-cell>
          <table:table-cell table:formula="of:=[.D24]^2" office:value-type="float" office:value="35.5461494988846" calcext:value-type="float">
            <text:p>35.5461494988846</text:p>
          </table:table-cell>
          <table:table-cell table:number-columns-repeated="1019"/>
        </table:table-row>
        <table:table-row table:style-name="ro2">
          <table:table-cell table:style-name="ce1" office:value-type="float" office:value="14.6900163" calcext:value-type="float">
            <text:p>14.6900163</text:p>
          </table:table-cell>
          <table:table-cell table:number-columns-repeated="2"/>
          <table:table-cell table:formula="of:=[.A25]-[.$B$1]" office:value-type="float" office:value="1.733400334" calcext:value-type="float">
            <text:p>1.733400334</text:p>
          </table:table-cell>
          <table:table-cell table:formula="of:=[.D25]^2" office:value-type="float" office:value="3.00467671791131" calcext:value-type="float">
            <text:p>3.00467671791131</text:p>
          </table:table-cell>
          <table:table-cell table:number-columns-repeated="1019"/>
        </table:table-row>
        <table:table-row table:style-name="ro2">
          <table:table-cell table:style-name="ce1" office:value-type="float" office:value="10.7165781" calcext:value-type="float">
            <text:p>10.7165781</text:p>
          </table:table-cell>
          <table:table-cell table:number-columns-repeated="2"/>
          <table:table-cell table:formula="of:=[.A26]-[.$B$1]" office:value-type="float" office:value="-2.240037866" calcext:value-type="float">
            <text:p>-2.240037866</text:p>
          </table:table-cell>
          <table:table-cell table:formula="of:=[.D26]^2" office:value-type="float" office:value="5.01776964111383" calcext:value-type="float">
            <text:p>5.01776964111383</text:p>
          </table:table-cell>
          <table:table-cell table:number-columns-repeated="1019"/>
        </table:table-row>
        <table:table-row table:style-name="ro2">
          <table:table-cell table:style-name="ce1" office:value-type="float" office:value="18.5617667" calcext:value-type="float">
            <text:p>18.5617667</text:p>
          </table:table-cell>
          <table:table-cell table:number-columns-repeated="2"/>
          <table:table-cell table:formula="of:=[.A27]-[.$B$1]" office:value-type="float" office:value="5.605150734" calcext:value-type="float">
            <text:p>5.605150734</text:p>
          </table:table-cell>
          <table:table-cell table:formula="of:=[.D27]^2" office:value-type="float" office:value="31.4177147508607" calcext:value-type="float">
            <text:p>31.4177147508607</text:p>
          </table:table-cell>
          <table:table-cell table:number-columns-repeated="1019"/>
        </table:table-row>
        <table:table-row table:style-name="ro2">
          <table:table-cell table:style-name="ce1" office:value-type="float" office:value="16.8946711" calcext:value-type="float">
            <text:p>16.8946711</text:p>
          </table:table-cell>
          <table:table-cell table:number-columns-repeated="2"/>
          <table:table-cell table:formula="of:=[.A28]-[.$B$1]" office:value-type="float" office:value="3.938055134" calcext:value-type="float">
            <text:p>3.938055134</text:p>
          </table:table-cell>
          <table:table-cell table:formula="of:=[.D28]^2" office:value-type="float" office:value="15.5082782384238" calcext:value-type="float">
            <text:p>15.5082782384238</text:p>
          </table:table-cell>
          <table:table-cell table:number-columns-repeated="1019"/>
        </table:table-row>
        <table:table-row table:style-name="ro2">
          <table:table-cell table:style-name="ce1" office:value-type="float" office:value="16.7156323" calcext:value-type="float">
            <text:p>16.7156323</text:p>
          </table:table-cell>
          <table:table-cell table:number-columns-repeated="2"/>
          <table:table-cell table:formula="of:=[.A29]-[.$B$1]" office:value-type="float" office:value="3.759016334" calcext:value-type="float">
            <text:p>3.759016334</text:p>
          </table:table-cell>
          <table:table-cell table:formula="of:=[.D29]^2" office:value-type="float" office:value="14.1302037992788" calcext:value-type="float">
            <text:p>14.1302037992788</text:p>
          </table:table-cell>
          <table:table-cell table:number-columns-repeated="1019"/>
        </table:table-row>
        <table:table-row table:style-name="ro2">
          <table:table-cell table:style-name="ce1" office:value-type="float" office:value="16.916623" calcext:value-type="float">
            <text:p>16.916623</text:p>
          </table:table-cell>
          <table:table-cell table:number-columns-repeated="2"/>
          <table:table-cell table:formula="of:=[.A30]-[.$B$1]" office:value-type="float" office:value="3.960007034" calcext:value-type="float">
            <text:p>3.960007034</text:p>
          </table:table-cell>
          <table:table-cell table:formula="of:=[.D30]^2" office:value-type="float" office:value="15.6816557093295" calcext:value-type="float">
            <text:p>15.6816557093295</text:p>
          </table:table-cell>
          <table:table-cell table:number-columns-repeated="1019"/>
        </table:table-row>
        <table:table-row table:style-name="ro2">
          <table:table-cell table:style-name="ce1" office:value-type="float" office:value="11.2988938" calcext:value-type="float">
            <text:p>11.2988938</text:p>
          </table:table-cell>
          <table:table-cell table:number-columns-repeated="2"/>
          <table:table-cell table:formula="of:=[.A31]-[.$B$1]" office:value-type="float" office:value="-1.657722166" calcext:value-type="float">
            <text:p>-1.657722166</text:p>
          </table:table-cell>
          <table:table-cell table:formula="of:=[.D31]^2" office:value-type="float" office:value="2.74804277964773" calcext:value-type="float">
            <text:p>2.74804277964773</text:p>
          </table:table-cell>
          <table:table-cell table:number-columns-repeated="1019"/>
        </table:table-row>
        <table:table-row table:style-name="ro2">
          <table:table-cell table:style-name="ce1" office:value-type="float" office:value="18.582378" calcext:value-type="float">
            <text:p>18.582378</text:p>
          </table:table-cell>
          <table:table-cell table:number-columns-repeated="2"/>
          <table:table-cell table:formula="of:=[.A32]-[.$B$1]" office:value-type="float" office:value="5.625762034" calcext:value-type="float">
            <text:p>5.625762034</text:p>
          </table:table-cell>
          <table:table-cell table:formula="of:=[.D32]^2" office:value-type="float" office:value="31.6491984631958" calcext:value-type="float">
            <text:p>31.6491984631958</text:p>
          </table:table-cell>
          <table:table-cell table:number-columns-repeated="1019"/>
        </table:table-row>
        <table:table-row table:style-name="ro2">
          <table:table-cell table:style-name="ce1" office:value-type="float" office:value="12.1637262" calcext:value-type="float">
            <text:p>12.1637262</text:p>
          </table:table-cell>
          <table:table-cell table:number-columns-repeated="2"/>
          <table:table-cell table:formula="of:=[.A33]-[.$B$1]" office:value-type="float" office:value="-0.792889766" calcext:value-type="float">
            <text:p>-0.792889766</text:p>
          </table:table-cell>
          <table:table-cell table:formula="of:=[.D33]^2" office:value-type="float" office:value="0.628674181027535" calcext:value-type="float">
            <text:p>0.628674181027535</text:p>
          </table:table-cell>
          <table:table-cell table:number-columns-repeated="1019"/>
        </table:table-row>
        <table:table-row table:style-name="ro2">
          <table:table-cell table:style-name="ce1" office:value-type="float" office:value="10.0565428" calcext:value-type="float">
            <text:p>10.0565428</text:p>
          </table:table-cell>
          <table:table-cell table:number-columns-repeated="2"/>
          <table:table-cell table:formula="of:=[.A34]-[.$B$1]" office:value-type="float" office:value="-2.900073166" calcext:value-type="float">
            <text:p>-2.900073166</text:p>
          </table:table-cell>
          <table:table-cell table:formula="of:=[.D34]^2" office:value-type="float" office:value="8.41042436815325" calcext:value-type="float">
            <text:p>8.41042436815325</text:p>
          </table:table-cell>
          <table:table-cell table:number-columns-repeated="1019"/>
        </table:table-row>
        <table:table-row table:style-name="ro2">
          <table:table-cell table:style-name="ce1" office:value-type="float" office:value="15.4656316" calcext:value-type="float">
            <text:p>15.4656316</text:p>
          </table:table-cell>
          <table:table-cell table:number-columns-repeated="2"/>
          <table:table-cell table:formula="of:=[.A35]-[.$B$1]" office:value-type="float" office:value="2.509015634" calcext:value-type="float">
            <text:p>2.509015634</text:p>
          </table:table-cell>
          <table:table-cell table:formula="of:=[.D35]^2" office:value-type="float" office:value="6.29515945165643" calcext:value-type="float">
            <text:p>6.29515945165643</text:p>
          </table:table-cell>
          <table:table-cell table:number-columns-repeated="1019"/>
        </table:table-row>
        <table:table-row table:style-name="ro2">
          <table:table-cell table:style-name="ce1" office:value-type="float" office:value="4.6481311" calcext:value-type="float">
            <text:p>4.6481311</text:p>
          </table:table-cell>
          <table:table-cell table:number-columns-repeated="2"/>
          <table:table-cell table:formula="of:=[.A36]-[.$B$1]" office:value-type="float" office:value="-8.308484866" calcext:value-type="float">
            <text:p>-8.308484866</text:p>
          </table:table-cell>
          <table:table-cell table:formula="of:=[.D36]^2" office:value-type="float" office:value="69.030920768551" calcext:value-type="float">
            <text:p>69.030920768551</text:p>
          </table:table-cell>
          <table:table-cell table:number-columns-repeated="1019"/>
        </table:table-row>
        <table:table-row table:style-name="ro2">
          <table:table-cell table:style-name="ce1" office:value-type="float" office:value="10.7364999" calcext:value-type="float">
            <text:p>10.7364999</text:p>
          </table:table-cell>
          <table:table-cell table:number-columns-repeated="2"/>
          <table:table-cell table:formula="of:=[.A37]-[.$B$1]" office:value-type="float" office:value="-2.220116066" calcext:value-type="float">
            <text:p>-2.220116066</text:p>
          </table:table-cell>
          <table:table-cell table:formula="of:=[.D37]^2" office:value-type="float" office:value="4.92891534651131" calcext:value-type="float">
            <text:p>4.92891534651131</text:p>
          </table:table-cell>
          <table:table-cell table:number-columns-repeated="1019"/>
        </table:table-row>
        <table:table-row table:style-name="ro2">
          <table:table-cell table:style-name="ce1" office:value-type="float" office:value="15.524609" calcext:value-type="float">
            <text:p>15.524609</text:p>
          </table:table-cell>
          <table:table-cell table:number-columns-repeated="2"/>
          <table:table-cell table:formula="of:=[.A38]-[.$B$1]" office:value-type="float" office:value="2.567993034" calcext:value-type="float">
            <text:p>2.567993034</text:p>
          </table:table-cell>
          <table:table-cell table:formula="of:=[.D38]^2" office:value-type="float" office:value="6.59458822267253" calcext:value-type="float">
            <text:p>6.59458822267253</text:p>
          </table:table-cell>
          <table:table-cell table:number-columns-repeated="1019"/>
        </table:table-row>
        <table:table-row table:style-name="ro2">
          <table:table-cell table:style-name="ce1" office:value-type="float" office:value="8.0702327" calcext:value-type="float">
            <text:p>8.0702327</text:p>
          </table:table-cell>
          <table:table-cell table:number-columns-repeated="2"/>
          <table:table-cell table:formula="of:=[.A39]-[.$B$1]" office:value-type="float" office:value="-4.886383266" calcext:value-type="float">
            <text:p>-4.886383266</text:p>
          </table:table-cell>
          <table:table-cell table:formula="of:=[.D39]^2" office:value-type="float" office:value="23.8767414222448" calcext:value-type="float">
            <text:p>23.8767414222448</text:p>
          </table:table-cell>
          <table:table-cell table:number-columns-repeated="1019"/>
        </table:table-row>
        <table:table-row table:style-name="ro2">
          <table:table-cell table:style-name="ce1" office:value-type="float" office:value="7.5860905" calcext:value-type="float">
            <text:p>7.5860905</text:p>
          </table:table-cell>
          <table:table-cell table:number-columns-repeated="2"/>
          <table:table-cell table:formula="of:=[.A40]-[.$B$1]" office:value-type="float" office:value="-5.370525466" calcext:value-type="float">
            <text:p>-5.370525466</text:p>
          </table:table-cell>
          <table:table-cell table:formula="of:=[.D40]^2" office:value-type="float" office:value="28.8425437809545" calcext:value-type="float">
            <text:p>28.8425437809545</text:p>
          </table:table-cell>
          <table:table-cell table:number-columns-repeated="1019"/>
        </table:table-row>
        <table:table-row table:style-name="ro2">
          <table:table-cell table:style-name="ce1" office:value-type="float" office:value="20.2015561" calcext:value-type="float">
            <text:p>20.2015561</text:p>
          </table:table-cell>
          <table:table-cell table:number-columns-repeated="2"/>
          <table:table-cell table:formula="of:=[.A41]-[.$B$1]" office:value-type="float" office:value="7.244940134" calcext:value-type="float">
            <text:p>7.244940134</text:p>
          </table:table-cell>
          <table:table-cell table:formula="of:=[.D41]^2" office:value-type="float" office:value="52.489157545244" calcext:value-type="float">
            <text:p>52.489157545244</text:p>
          </table:table-cell>
          <table:table-cell table:number-columns-repeated="1019"/>
        </table:table-row>
        <table:table-row table:style-name="ro2">
          <table:table-cell table:style-name="ce1" office:value-type="float" office:value="16.5171261" calcext:value-type="float">
            <text:p>16.5171261</text:p>
          </table:table-cell>
          <table:table-cell table:number-columns-repeated="2"/>
          <table:table-cell table:formula="of:=[.A42]-[.$B$1]" office:value-type="float" office:value="3.560510134" calcext:value-type="float">
            <text:p>3.560510134</text:p>
          </table:table-cell>
          <table:table-cell table:formula="of:=[.D42]^2" office:value-type="float" office:value="12.6772324143167" calcext:value-type="float">
            <text:p>12.6772324143167</text:p>
          </table:table-cell>
          <table:table-cell table:number-columns-repeated="1019"/>
        </table:table-row>
        <table:table-row table:style-name="ro2">
          <table:table-cell table:style-name="ce1" office:value-type="float" office:value="9.9290721" calcext:value-type="float">
            <text:p>9.9290721</text:p>
          </table:table-cell>
          <table:table-cell table:number-columns-repeated="2"/>
          <table:table-cell table:formula="of:=[.A43]-[.$B$1]" office:value-type="float" office:value="-3.027543866" calcext:value-type="float">
            <text:p>-3.027543866</text:p>
          </table:table-cell>
          <table:table-cell table:formula="of:=[.D43]^2" office:value-type="float" office:value="9.16602186055423" calcext:value-type="float">
            <text:p>9.16602186055423</text:p>
          </table:table-cell>
          <table:table-cell table:number-columns-repeated="1019"/>
        </table:table-row>
        <table:table-row table:style-name="ro2">
          <table:table-cell table:style-name="ce1" office:value-type="float" office:value="12.8947137" calcext:value-type="float">
            <text:p>12.8947137</text:p>
          </table:table-cell>
          <table:table-cell table:number-columns-repeated="2"/>
          <table:table-cell table:formula="of:=[.A44]-[.$B$1]" office:value-type="float" office:value="-0.0619022659999988" calcext:value-type="float">
            <text:p>-0.061902265999999</text:p>
          </table:table-cell>
          <table:table-cell table:formula="of:=[.D44]^2" office:value-type="float" office:value="0.00383189053593461" calcext:value-type="float">
            <text:p>0.003831890535935</text:p>
          </table:table-cell>
          <table:table-cell table:number-columns-repeated="1019"/>
        </table:table-row>
        <table:table-row table:style-name="ro2">
          <table:table-cell table:style-name="ce1" office:value-type="float" office:value="14.5251692" calcext:value-type="float">
            <text:p>14.5251692</text:p>
          </table:table-cell>
          <table:table-cell table:number-columns-repeated="2"/>
          <table:table-cell table:formula="of:=[.A45]-[.$B$1]" office:value-type="float" office:value="1.568553234" calcext:value-type="float">
            <text:p>1.568553234</text:p>
          </table:table-cell>
          <table:table-cell table:formula="of:=[.D45]^2" office:value-type="float" office:value="2.46035924789186" calcext:value-type="float">
            <text:p>2.46035924789186</text:p>
          </table:table-cell>
          <table:table-cell table:number-columns-repeated="1019"/>
        </table:table-row>
        <table:table-row table:style-name="ro2">
          <table:table-cell table:style-name="ce1" office:value-type="float" office:value="17.1946896" calcext:value-type="float">
            <text:p>17.1946896</text:p>
          </table:table-cell>
          <table:table-cell table:number-columns-repeated="2"/>
          <table:table-cell table:formula="of:=[.A46]-[.$B$1]" office:value-type="float" office:value="4.238073634" calcext:value-type="float">
            <text:p>4.238073634</text:p>
          </table:table-cell>
          <table:table-cell table:formula="of:=[.D46]^2" office:value-type="float" office:value="17.961268127206" calcext:value-type="float">
            <text:p>17.961268127206</text:p>
          </table:table-cell>
          <table:table-cell table:number-columns-repeated="1019"/>
        </table:table-row>
        <table:table-row table:style-name="ro2">
          <table:table-cell table:style-name="ce1" office:value-type="float" office:value="14.7501331" calcext:value-type="float">
            <text:p>14.7501331</text:p>
          </table:table-cell>
          <table:table-cell table:number-columns-repeated="2"/>
          <table:table-cell table:formula="of:=[.A47]-[.$B$1]" office:value-type="float" office:value="1.793517134" calcext:value-type="float">
            <text:p>1.793517134</text:p>
          </table:table-cell>
          <table:table-cell table:formula="of:=[.D47]^2" office:value-type="float" office:value="3.21670370995157" calcext:value-type="float">
            <text:p>3.21670370995157</text:p>
          </table:table-cell>
          <table:table-cell table:number-columns-repeated="1019"/>
        </table:table-row>
        <table:table-row table:style-name="ro2">
          <table:table-cell table:style-name="ce1" office:value-type="float" office:value="23.6759705" calcext:value-type="float">
            <text:p>23.6759705</text:p>
          </table:table-cell>
          <table:table-cell table:number-columns-repeated="2"/>
          <table:table-cell table:formula="of:=[.A48]-[.$B$1]" office:value-type="float" office:value="10.719354534" calcext:value-type="float">
            <text:p>10.719354534</text:p>
          </table:table-cell>
          <table:table-cell table:formula="of:=[.D48]^2" office:value-type="float" office:value="114.904561625586" calcext:value-type="float">
            <text:p>114.904561625586</text:p>
          </table:table-cell>
          <table:table-cell table:number-columns-repeated="1019"/>
        </table:table-row>
        <table:table-row table:style-name="ro2">
          <table:table-cell table:style-name="ce1" office:value-type="float" office:value="9.7757881" calcext:value-type="float">
            <text:p>9.7757881</text:p>
          </table:table-cell>
          <table:table-cell table:number-columns-repeated="2"/>
          <table:table-cell table:formula="of:=[.A49]-[.$B$1]" office:value-type="float" office:value="-3.180827866" calcext:value-type="float">
            <text:p>-3.180827866</text:p>
          </table:table-cell>
          <table:table-cell table:formula="of:=[.D49]^2" office:value-type="float" office:value="10.1176659131221" calcext:value-type="float">
            <text:p>10.1176659131221</text:p>
          </table:table-cell>
          <table:table-cell table:number-columns-repeated="1019"/>
        </table:table-row>
        <table:table-row table:style-name="ro2">
          <table:table-cell table:style-name="ce1" office:value-type="float" office:value="17.0474205" calcext:value-type="float">
            <text:p>17.0474205</text:p>
          </table:table-cell>
          <table:table-cell table:number-columns-repeated="2"/>
          <table:table-cell table:formula="of:=[.A50]-[.$B$1]" office:value-type="float" office:value="4.090804534" calcext:value-type="float">
            <text:p>4.090804534</text:p>
          </table:table-cell>
          <table:table-cell table:formula="of:=[.D50]^2" office:value-type="float" office:value="16.734681735395" calcext:value-type="float">
            <text:p>16.734681735395</text:p>
          </table:table-cell>
          <table:table-cell table:number-columns-repeated="1019"/>
        </table:table-row>
        <table:table-row table:style-name="ro2">
          <table:table-cell table:style-name="ce1" office:value-type="float" office:value="16.6667118" calcext:value-type="float">
            <text:p>16.6667118</text:p>
          </table:table-cell>
          <table:table-cell table:number-columns-repeated="2"/>
          <table:table-cell table:formula="of:=[.A51]-[.$B$1]" office:value-type="float" office:value="3.710095834" calcext:value-type="float">
            <text:p>3.710095834</text:p>
          </table:table-cell>
          <table:table-cell table:formula="of:=[.D51]^2" office:value-type="float" office:value="13.7648110974642" calcext:value-type="float">
            <text:p>13.7648110974642</text:p>
          </table:table-cell>
          <table:table-cell table:number-columns-repeated="1019"/>
        </table:table-row>
        <table:table-row table:style-name="ro2">
          <table:table-cell table:style-name="ce1" office:value-type="float" office:value="7.811473" calcext:value-type="float">
            <text:p>7.811473</text:p>
          </table:table-cell>
          <table:table-cell table:number-columns-repeated="2"/>
          <table:table-cell table:formula="of:=[.A52]-[.$B$1]" office:value-type="float" office:value="-5.145142966" calcext:value-type="float">
            <text:p>-5.145142966</text:p>
          </table:table-cell>
          <table:table-cell table:formula="of:=[.D52]^2" office:value-type="float" office:value="26.4724961405793" calcext:value-type="float">
            <text:p>26.4724961405793</text:p>
          </table:table-cell>
          <table:table-cell table:number-columns-repeated="1019"/>
        </table:table-row>
        <table:table-row table:style-name="ro2">
          <table:table-cell table:style-name="ce1" office:value-type="float" office:value="4.9176099" calcext:value-type="float">
            <text:p>4.9176099</text:p>
          </table:table-cell>
          <table:table-cell table:number-columns-repeated="2"/>
          <table:table-cell table:formula="of:=[.A53]-[.$B$1]" office:value-type="float" office:value="-8.039006066" calcext:value-type="float">
            <text:p>-8.039006066</text:p>
          </table:table-cell>
          <table:table-cell table:formula="of:=[.D53]^2" office:value-type="float" office:value="64.6256185291848" calcext:value-type="float">
            <text:p>64.6256185291848</text:p>
          </table:table-cell>
          <table:table-cell table:number-columns-repeated="1019"/>
        </table:table-row>
        <table:table-row table:style-name="ro2">
          <table:table-cell table:style-name="ce1" office:value-type="float" office:value="13.6046041" calcext:value-type="float">
            <text:p>13.6046041</text:p>
          </table:table-cell>
          <table:table-cell table:number-columns-repeated="2"/>
          <table:table-cell table:formula="of:=[.A54]-[.$B$1]" office:value-type="float" office:value="0.647988134" calcext:value-type="float">
            <text:p>0.647988134</text:p>
          </table:table-cell>
          <table:table-cell table:formula="of:=[.D54]^2" office:value-type="float" office:value="0.419888621804802" calcext:value-type="float">
            <text:p>0.419888621804802</text:p>
          </table:table-cell>
          <table:table-cell table:number-columns-repeated="1019"/>
        </table:table-row>
        <table:table-row table:style-name="ro2">
          <table:table-cell table:style-name="ce1" office:value-type="float" office:value="14.2962545" calcext:value-type="float">
            <text:p>14.2962545</text:p>
          </table:table-cell>
          <table:table-cell table:number-columns-repeated="2"/>
          <table:table-cell table:formula="of:=[.A55]-[.$B$1]" office:value-type="float" office:value="1.339638534" calcext:value-type="float">
            <text:p>1.339638534</text:p>
          </table:table-cell>
          <table:table-cell table:formula="of:=[.D55]^2" office:value-type="float" office:value="1.79463140177767" calcext:value-type="float">
            <text:p>1.79463140177767</text:p>
          </table:table-cell>
          <table:table-cell table:number-columns-repeated="1019"/>
        </table:table-row>
        <table:table-row table:style-name="ro2">
          <table:table-cell table:style-name="ce1" office:value-type="float" office:value="12.6350114" calcext:value-type="float">
            <text:p>12.6350114</text:p>
          </table:table-cell>
          <table:table-cell table:number-columns-repeated="2"/>
          <table:table-cell table:formula="of:=[.A56]-[.$B$1]" office:value-type="float" office:value="-0.321604566" calcext:value-type="float">
            <text:p>-0.321604566</text:p>
          </table:table-cell>
          <table:table-cell table:formula="of:=[.D56]^2" office:value-type="float" office:value="0.103429496872048" calcext:value-type="float">
            <text:p>0.103429496872048</text:p>
          </table:table-cell>
          <table:table-cell table:number-columns-repeated="1019"/>
        </table:table-row>
        <table:table-row table:style-name="ro2">
          <table:table-cell table:style-name="ce1" office:value-type="float" office:value="12.6469555" calcext:value-type="float">
            <text:p>12.6469555</text:p>
          </table:table-cell>
          <table:table-cell table:number-columns-repeated="2"/>
          <table:table-cell table:formula="of:=[.A57]-[.$B$1]" office:value-type="float" office:value="-0.309660465999999" calcext:value-type="float">
            <text:p>-0.309660465999999</text:p>
          </table:table-cell>
          <table:table-cell table:formula="of:=[.D57]^2" office:value-type="float" office:value="0.0958896042033363" calcext:value-type="float">
            <text:p>0.095889604203336</text:p>
          </table:table-cell>
          <table:table-cell table:number-columns-repeated="1019"/>
        </table:table-row>
        <table:table-row table:style-name="ro2">
          <table:table-cell table:style-name="ce1" office:value-type="float" office:value="5.5902653" calcext:value-type="float">
            <text:p>5.5902653</text:p>
          </table:table-cell>
          <table:table-cell table:number-columns-repeated="2"/>
          <table:table-cell table:formula="of:=[.A58]-[.$B$1]" office:value-type="float" office:value="-7.366350666" calcext:value-type="float">
            <text:p>-7.366350666</text:p>
          </table:table-cell>
          <table:table-cell table:formula="of:=[.D58]^2" office:value-type="float" office:value="54.2631221344786" calcext:value-type="float">
            <text:p>54.2631221344786</text:p>
          </table:table-cell>
          <table:table-cell table:number-columns-repeated="1019"/>
        </table:table-row>
        <table:table-row table:style-name="ro2">
          <table:table-cell table:style-name="ce1" office:value-type="float" office:value="9.1409996" calcext:value-type="float">
            <text:p>9.1409996</text:p>
          </table:table-cell>
          <table:table-cell table:number-columns-repeated="2"/>
          <table:table-cell table:formula="of:=[.A59]-[.$B$1]" office:value-type="float" office:value="-3.815616366" calcext:value-type="float">
            <text:p>-3.815616366</text:p>
          </table:table-cell>
          <table:table-cell table:formula="of:=[.D59]^2" office:value-type="float" office:value="14.558928252487" calcext:value-type="float">
            <text:p>14.558928252487</text:p>
          </table:table-cell>
          <table:table-cell table:number-columns-repeated="1019"/>
        </table:table-row>
        <table:table-row table:style-name="ro2">
          <table:table-cell table:style-name="ce1" office:value-type="float" office:value="11.7500433" calcext:value-type="float">
            <text:p>11.7500433</text:p>
          </table:table-cell>
          <table:table-cell table:number-columns-repeated="2"/>
          <table:table-cell table:formula="of:=[.A60]-[.$B$1]" office:value-type="float" office:value="-1.206572666" calcext:value-type="float">
            <text:p>-1.206572666</text:p>
          </table:table-cell>
          <table:table-cell table:formula="of:=[.D60]^2" office:value-type="float" office:value="1.45581759833835" calcext:value-type="float">
            <text:p>1.45581759833835</text:p>
          </table:table-cell>
          <table:table-cell table:number-columns-repeated="1019"/>
        </table:table-row>
        <table:table-row table:style-name="ro2">
          <table:table-cell table:style-name="ce1" office:value-type="float" office:value="-4.7326544" calcext:value-type="float">
            <text:p>-4.7326544</text:p>
          </table:table-cell>
          <table:table-cell table:number-columns-repeated="2"/>
          <table:table-cell table:formula="of:=[.A61]-[.$B$1]" office:value-type="float" office:value="-17.689270366" calcext:value-type="float">
            <text:p>-17.689270366</text:p>
          </table:table-cell>
          <table:table-cell table:formula="of:=[.D61]^2" office:value-type="float" office:value="312.910286081446" calcext:value-type="float">
            <text:p>312.910286081446</text:p>
          </table:table-cell>
          <table:table-cell table:number-columns-repeated="1019"/>
        </table:table-row>
        <table:table-row table:style-name="ro2">
          <table:table-cell table:style-name="ce1" office:value-type="float" office:value="6.5101817" calcext:value-type="float">
            <text:p>6.5101817</text:p>
          </table:table-cell>
          <table:table-cell table:number-columns-repeated="2"/>
          <table:table-cell table:formula="of:=[.A62]-[.$B$1]" office:value-type="float" office:value="-6.446434266" calcext:value-type="float">
            <text:p>-6.446434266</text:p>
          </table:table-cell>
          <table:table-cell table:formula="of:=[.D62]^2" office:value-type="float" office:value="41.556514745859" calcext:value-type="float">
            <text:p>41.556514745859</text:p>
          </table:table-cell>
          <table:table-cell table:number-columns-repeated="1019"/>
        </table:table-row>
        <table:table-row table:style-name="ro2">
          <table:table-cell table:style-name="ce1" office:value-type="float" office:value="11.964311" calcext:value-type="float">
            <text:p>11.964311</text:p>
          </table:table-cell>
          <table:table-cell table:number-columns-repeated="2"/>
          <table:table-cell table:formula="of:=[.A63]-[.$B$1]" office:value-type="float" office:value="-0.992304965999999" calcext:value-type="float">
            <text:p>-0.992304965999999</text:p>
          </table:table-cell>
          <table:table-cell table:formula="of:=[.D63]^2" office:value-type="float" office:value="0.984669145548259" calcext:value-type="float">
            <text:p>0.984669145548259</text:p>
          </table:table-cell>
          <table:table-cell table:number-columns-repeated="1019"/>
        </table:table-row>
        <table:table-row table:style-name="ro2">
          <table:table-cell table:style-name="ce1" office:value-type="float" office:value="5.811169" calcext:value-type="float">
            <text:p>5.811169</text:p>
          </table:table-cell>
          <table:table-cell table:number-columns-repeated="2"/>
          <table:table-cell table:formula="of:=[.A64]-[.$B$1]" office:value-type="float" office:value="-7.145446966" calcext:value-type="float">
            <text:p>-7.145446966</text:p>
          </table:table-cell>
          <table:table-cell table:formula="of:=[.D64]^2" office:value-type="float" office:value="51.0574123439186" calcext:value-type="float">
            <text:p>51.0574123439186</text:p>
          </table:table-cell>
          <table:table-cell table:number-columns-repeated="1019"/>
        </table:table-row>
        <table:table-row table:style-name="ro2">
          <table:table-cell table:style-name="ce1" office:value-type="float" office:value="6.6977784" calcext:value-type="float">
            <text:p>6.6977784</text:p>
          </table:table-cell>
          <table:table-cell table:number-columns-repeated="2"/>
          <table:table-cell table:formula="of:=[.A65]-[.$B$1]" office:value-type="float" office:value="-6.258837566" calcext:value-type="float">
            <text:p>-6.258837566</text:p>
          </table:table-cell>
          <table:table-cell table:formula="of:=[.D65]^2" office:value-type="float" office:value="39.1730476775728" calcext:value-type="float">
            <text:p>39.1730476775728</text:p>
          </table:table-cell>
          <table:table-cell table:number-columns-repeated="1019"/>
        </table:table-row>
        <table:table-row table:style-name="ro2">
          <table:table-cell table:style-name="ce1" office:value-type="float" office:value="12.9042197" calcext:value-type="float">
            <text:p>12.9042197</text:p>
          </table:table-cell>
          <table:table-cell table:number-columns-repeated="2"/>
          <table:table-cell table:formula="of:=[.A66]-[.$B$1]" office:value-type="float" office:value="-0.0523962659999988" calcext:value-type="float">
            <text:p>-0.052396265999999</text:p>
          </table:table-cell>
          <table:table-cell table:formula="of:=[.D66]^2" office:value-type="float" office:value="0.00274536869074263" calcext:value-type="float">
            <text:p>0.002745368690743</text:p>
          </table:table-cell>
          <table:table-cell table:number-columns-repeated="1019"/>
        </table:table-row>
        <table:table-row table:style-name="ro2">
          <table:table-cell table:style-name="ce1" office:value-type="float" office:value="10.7158473" calcext:value-type="float">
            <text:p>10.7158473</text:p>
          </table:table-cell>
          <table:table-cell table:number-columns-repeated="2"/>
          <table:table-cell table:formula="of:=[.A67]-[.$B$1]" office:value-type="float" office:value="-2.240768666" calcext:value-type="float">
            <text:p>-2.240768666</text:p>
          </table:table-cell>
          <table:table-cell table:formula="of:=[.D67]^2" office:value-type="float" office:value="5.02104421452742" calcext:value-type="float">
            <text:p>5.02104421452742</text:p>
          </table:table-cell>
          <table:table-cell table:number-columns-repeated="1019"/>
        </table:table-row>
        <table:table-row table:style-name="ro2">
          <table:table-cell table:style-name="ce1" office:value-type="float" office:value="13.4127429" calcext:value-type="float">
            <text:p>13.4127429</text:p>
          </table:table-cell>
          <table:table-cell table:number-columns-repeated="2"/>
          <table:table-cell table:formula="of:=[.A68]-[.$B$1]" office:value-type="float" office:value="0.456126934" calcext:value-type="float">
            <text:p>0.456126934</text:p>
          </table:table-cell>
          <table:table-cell table:formula="of:=[.D68]^2" office:value-type="float" office:value="0.208051779920241" calcext:value-type="float">
            <text:p>0.208051779920241</text:p>
          </table:table-cell>
          <table:table-cell table:number-columns-repeated="1019"/>
        </table:table-row>
        <table:table-row table:style-name="ro2">
          <table:table-cell table:style-name="ce1" office:value-type="float" office:value="19.381781" calcext:value-type="float">
            <text:p>19.381781</text:p>
          </table:table-cell>
          <table:table-cell table:number-columns-repeated="2"/>
          <table:table-cell table:formula="of:=[.A69]-[.$B$1]" office:value-type="float" office:value="6.425165034" calcext:value-type="float">
            <text:p>6.425165034</text:p>
          </table:table-cell>
          <table:table-cell table:formula="of:=[.D69]^2" office:value-type="float" office:value="41.2827457141362" calcext:value-type="float">
            <text:p>41.2827457141362</text:p>
          </table:table-cell>
          <table:table-cell table:number-columns-repeated="1019"/>
        </table:table-row>
        <table:table-row table:style-name="ro2">
          <table:table-cell table:style-name="ce1" office:value-type="float" office:value="11.587761" calcext:value-type="float">
            <text:p>11.587761</text:p>
          </table:table-cell>
          <table:table-cell table:number-columns-repeated="2"/>
          <table:table-cell table:formula="of:=[.A70]-[.$B$1]" office:value-type="float" office:value="-1.368854966" calcext:value-type="float">
            <text:p>-1.368854966</text:p>
          </table:table-cell>
          <table:table-cell table:formula="of:=[.D70]^2" office:value-type="float" office:value="1.87376391794286" calcext:value-type="float">
            <text:p>1.87376391794286</text:p>
          </table:table-cell>
          <table:table-cell table:number-columns-repeated="1019"/>
        </table:table-row>
        <table:table-row table:style-name="ro2">
          <table:table-cell table:style-name="ce1" office:value-type="float" office:value="5.3410042" calcext:value-type="float">
            <text:p>5.3410042</text:p>
          </table:table-cell>
          <table:table-cell table:number-columns-repeated="2"/>
          <table:table-cell table:formula="of:=[.A71]-[.$B$1]" office:value-type="float" office:value="-7.615611766" calcext:value-type="float">
            <text:p>-7.615611766</text:p>
          </table:table-cell>
          <table:table-cell table:formula="of:=[.D71]^2" office:value-type="float" office:value="57.9975425704376" calcext:value-type="float">
            <text:p>57.9975425704376</text:p>
          </table:table-cell>
          <table:table-cell table:number-columns-repeated="1019"/>
        </table:table-row>
        <table:table-row table:style-name="ro2">
          <table:table-cell table:style-name="ce1" office:value-type="float" office:value="16.2040003" calcext:value-type="float">
            <text:p>16.2040003</text:p>
          </table:table-cell>
          <table:table-cell table:number-columns-repeated="2"/>
          <table:table-cell table:formula="of:=[.A72]-[.$B$1]" office:value-type="float" office:value="3.247384334" calcext:value-type="float">
            <text:p>3.247384334</text:p>
          </table:table-cell>
          <table:table-cell table:formula="of:=[.D72]^2" office:value-type="float" office:value="10.5455050127086" calcext:value-type="float">
            <text:p>10.5455050127086</text:p>
          </table:table-cell>
          <table:table-cell table:number-columns-repeated="1019"/>
        </table:table-row>
        <table:table-row table:style-name="ro2">
          <table:table-cell table:style-name="ce1" office:value-type="float" office:value="9.07775" calcext:value-type="float">
            <text:p>9.07775</text:p>
          </table:table-cell>
          <table:table-cell table:number-columns-repeated="2"/>
          <table:table-cell table:formula="of:=[.A73]-[.$B$1]" office:value-type="float" office:value="-3.878865966" calcext:value-type="float">
            <text:p>-3.878865966</text:p>
          </table:table-cell>
          <table:table-cell table:formula="of:=[.D73]^2" office:value-type="float" office:value="15.0456011821931" calcext:value-type="float">
            <text:p>15.0456011821931</text:p>
          </table:table-cell>
          <table:table-cell table:number-columns-repeated="1019"/>
        </table:table-row>
        <table:table-row table:style-name="ro2">
          <table:table-cell table:style-name="ce1" office:value-type="float" office:value="12.3187192" calcext:value-type="float">
            <text:p>12.3187192</text:p>
          </table:table-cell>
          <table:table-cell table:number-columns-repeated="2"/>
          <table:table-cell table:formula="of:=[.A74]-[.$B$1]" office:value-type="float" office:value="-0.637896765999999" calcext:value-type="float">
            <text:p>-0.637896765999999</text:p>
          </table:table-cell>
          <table:table-cell table:formula="of:=[.D74]^2" office:value-type="float" office:value="0.406912284073257" calcext:value-type="float">
            <text:p>0.406912284073257</text:p>
          </table:table-cell>
          <table:table-cell table:number-columns-repeated="1019"/>
        </table:table-row>
        <table:table-row table:style-name="ro2">
          <table:table-cell table:style-name="ce1" office:value-type="float" office:value="14.9253751" calcext:value-type="float">
            <text:p>14.9253751</text:p>
          </table:table-cell>
          <table:table-cell table:number-columns-repeated="2"/>
          <table:table-cell table:formula="of:=[.A75]-[.$B$1]" office:value-type="float" office:value="1.968759134" calcext:value-type="float">
            <text:p>1.968759134</text:p>
          </table:table-cell>
          <table:table-cell table:formula="of:=[.D75]^2" office:value-type="float" office:value="3.87601252770843" calcext:value-type="float">
            <text:p>3.87601252770843</text:p>
          </table:table-cell>
          <table:table-cell table:number-columns-repeated="1019"/>
        </table:table-row>
        <table:table-row table:style-name="ro2">
          <table:table-cell table:style-name="ce1" office:value-type="float" office:value="13.3758405" calcext:value-type="float">
            <text:p>13.3758405</text:p>
          </table:table-cell>
          <table:table-cell table:number-columns-repeated="2"/>
          <table:table-cell table:formula="of:=[.A76]-[.$B$1]" office:value-type="float" office:value="0.419224534000001" calcext:value-type="float">
            <text:p>0.419224534000001</text:p>
          </table:table-cell>
          <table:table-cell table:formula="of:=[.D76]^2" office:value-type="float" office:value="0.175749209907518" calcext:value-type="float">
            <text:p>0.175749209907518</text:p>
          </table:table-cell>
          <table:table-cell table:number-columns-repeated="1019"/>
        </table:table-row>
        <table:table-row table:style-name="ro2">
          <table:table-cell table:style-name="ce1" office:value-type="float" office:value="18.9129237" calcext:value-type="float">
            <text:p>18.9129237</text:p>
          </table:table-cell>
          <table:table-cell table:number-columns-repeated="2"/>
          <table:table-cell table:formula="of:=[.A77]-[.$B$1]" office:value-type="float" office:value="5.956307734" calcext:value-type="float">
            <text:p>5.956307734</text:p>
          </table:table-cell>
          <table:table-cell table:formula="of:=[.D77]^2" office:value-type="float" office:value="35.4776018221082" calcext:value-type="float">
            <text:p>35.4776018221082</text:p>
          </table:table-cell>
          <table:table-cell table:number-columns-repeated="1019"/>
        </table:table-row>
        <table:table-row table:style-name="ro2">
          <table:table-cell table:style-name="ce1" office:value-type="float" office:value="5.7444663" calcext:value-type="float">
            <text:p>5.7444663</text:p>
          </table:table-cell>
          <table:table-cell table:number-columns-repeated="2"/>
          <table:table-cell table:formula="of:=[.A78]-[.$B$1]" office:value-type="float" office:value="-7.212149666" calcext:value-type="float">
            <text:p>-7.212149666</text:p>
          </table:table-cell>
          <table:table-cell table:formula="of:=[.D78]^2" office:value-type="float" office:value="52.0151028047839" calcext:value-type="float">
            <text:p>52.0151028047839</text:p>
          </table:table-cell>
          <table:table-cell table:number-columns-repeated="1019"/>
        </table:table-row>
        <table:table-row table:style-name="ro2">
          <table:table-cell table:style-name="ce1" office:value-type="float" office:value="11.9285637" calcext:value-type="float">
            <text:p>11.9285637</text:p>
          </table:table-cell>
          <table:table-cell table:number-columns-repeated="2"/>
          <table:table-cell table:formula="of:=[.A79]-[.$B$1]" office:value-type="float" office:value="-1.028052266" calcext:value-type="float">
            <text:p>-1.028052266</text:p>
          </table:table-cell>
          <table:table-cell table:formula="of:=[.D79]^2" office:value-type="float" office:value="1.05689146162773" calcext:value-type="float">
            <text:p>1.05689146162773</text:p>
          </table:table-cell>
          <table:table-cell table:number-columns-repeated="1019"/>
        </table:table-row>
        <table:table-row table:style-name="ro2">
          <table:table-cell table:style-name="ce1" office:value-type="float" office:value="17.4686158" calcext:value-type="float">
            <text:p>17.4686158</text:p>
          </table:table-cell>
          <table:table-cell table:number-columns-repeated="2"/>
          <table:table-cell table:formula="of:=[.A80]-[.$B$1]" office:value-type="float" office:value="4.511999834" calcext:value-type="float">
            <text:p>4.511999834</text:p>
          </table:table-cell>
          <table:table-cell table:formula="of:=[.D80]^2" office:value-type="float" office:value="20.358142502016" calcext:value-type="float">
            <text:p>20.358142502016</text:p>
          </table:table-cell>
          <table:table-cell table:number-columns-repeated="1019"/>
        </table:table-row>
        <table:table-row table:style-name="ro2">
          <table:table-cell table:style-name="ce1" office:value-type="float" office:value="11.7270739" calcext:value-type="float">
            <text:p>11.7270739</text:p>
          </table:table-cell>
          <table:table-cell table:number-columns-repeated="2"/>
          <table:table-cell table:formula="of:=[.A81]-[.$B$1]" office:value-type="float" office:value="-1.229542066" calcext:value-type="float">
            <text:p>-1.229542066</text:p>
          </table:table-cell>
          <table:table-cell table:formula="of:=[.D81]^2" office:value-type="float" office:value="1.51177369206355" calcext:value-type="float">
            <text:p>1.51177369206355</text:p>
          </table:table-cell>
          <table:table-cell table:number-columns-repeated="1019"/>
        </table:table-row>
        <table:table-row table:style-name="ro2">
          <table:table-cell table:style-name="ce1" office:value-type="float" office:value="9.5319776" calcext:value-type="float">
            <text:p>9.5319776</text:p>
          </table:table-cell>
          <table:table-cell table:number-columns-repeated="2"/>
          <table:table-cell table:formula="of:=[.A82]-[.$B$1]" office:value-type="float" office:value="-3.424638366" calcext:value-type="float">
            <text:p>-3.424638366</text:p>
          </table:table-cell>
          <table:table-cell table:formula="of:=[.D82]^2" office:value-type="float" office:value="11.7281479378792" calcext:value-type="float">
            <text:p>11.7281479378792</text:p>
          </table:table-cell>
          <table:table-cell table:number-columns-repeated="1019"/>
        </table:table-row>
        <table:table-row table:style-name="ro2">
          <table:table-cell table:style-name="ce1" office:value-type="float" office:value="25.5945964" calcext:value-type="float">
            <text:p>25.5945964</text:p>
          </table:table-cell>
          <table:table-cell table:number-columns-repeated="2"/>
          <table:table-cell table:formula="of:=[.A83]-[.$B$1]" office:value-type="float" office:value="12.637980434" calcext:value-type="float">
            <text:p>12.637980434</text:p>
          </table:table-cell>
          <table:table-cell table:formula="of:=[.D83]^2" office:value-type="float" office:value="159.718549450167" calcext:value-type="float">
            <text:p>159.718549450167</text:p>
          </table:table-cell>
          <table:table-cell table:number-columns-repeated="1019"/>
        </table:table-row>
        <table:table-row table:style-name="ro2">
          <table:table-cell table:style-name="ce1" office:value-type="float" office:value="16.3220949" calcext:value-type="float">
            <text:p>16.3220949</text:p>
          </table:table-cell>
          <table:table-cell table:number-columns-repeated="2"/>
          <table:table-cell table:formula="of:=[.A84]-[.$B$1]" office:value-type="float" office:value="3.365478934" calcext:value-type="float">
            <text:p>3.365478934</text:p>
          </table:table-cell>
          <table:table-cell table:formula="of:=[.D84]^2" office:value-type="float" office:value="11.3264484551978" calcext:value-type="float">
            <text:p>11.3264484551978</text:p>
          </table:table-cell>
          <table:table-cell table:number-columns-repeated="1019"/>
        </table:table-row>
        <table:table-row table:style-name="ro2">
          <table:table-cell table:style-name="ce1" office:value-type="float" office:value="16.3323791" calcext:value-type="float">
            <text:p>16.3323791</text:p>
          </table:table-cell>
          <table:table-cell table:number-columns-repeated="2"/>
          <table:table-cell table:formula="of:=[.A85]-[.$B$1]" office:value-type="float" office:value="3.375763134" calcext:value-type="float">
            <text:p>3.375763134</text:p>
          </table:table-cell>
          <table:table-cell table:formula="of:=[.D85]^2" office:value-type="float" office:value="11.3957767368735" calcext:value-type="float">
            <text:p>11.3957767368735</text:p>
          </table:table-cell>
          <table:table-cell table:number-columns-repeated="1019"/>
        </table:table-row>
        <table:table-row table:style-name="ro2">
          <table:table-cell table:style-name="ce1" office:value-type="float" office:value="14.8446772" calcext:value-type="float">
            <text:p>14.8446772</text:p>
          </table:table-cell>
          <table:table-cell table:number-columns-repeated="2"/>
          <table:table-cell table:formula="of:=[.A86]-[.$B$1]" office:value-type="float" office:value="1.888061234" calcext:value-type="float">
            <text:p>1.888061234</text:p>
          </table:table-cell>
          <table:table-cell table:formula="of:=[.D86]^2" office:value-type="float" office:value="3.5647752233336" calcext:value-type="float">
            <text:p>3.5647752233336</text:p>
          </table:table-cell>
          <table:table-cell table:number-columns-repeated="1019"/>
        </table:table-row>
        <table:table-row table:style-name="ro2">
          <table:table-cell table:style-name="ce1" office:value-type="float" office:value="10.9106482" calcext:value-type="float">
            <text:p>10.9106482</text:p>
          </table:table-cell>
          <table:table-cell table:number-columns-repeated="2"/>
          <table:table-cell table:formula="of:=[.A87]-[.$B$1]" office:value-type="float" office:value="-2.045967766" calcext:value-type="float">
            <text:p>-2.045967766</text:p>
          </table:table-cell>
          <table:table-cell table:formula="of:=[.D87]^2" office:value-type="float" office:value="4.18598409951103" calcext:value-type="float">
            <text:p>4.18598409951103</text:p>
          </table:table-cell>
          <table:table-cell table:number-columns-repeated="1019"/>
        </table:table-row>
        <table:table-row table:style-name="ro2">
          <table:table-cell table:style-name="ce1" office:value-type="float" office:value="18.4408751" calcext:value-type="float">
            <text:p>18.4408751</text:p>
          </table:table-cell>
          <table:table-cell table:number-columns-repeated="2"/>
          <table:table-cell table:formula="of:=[.A88]-[.$B$1]" office:value-type="float" office:value="5.484259134" calcext:value-type="float">
            <text:p>5.484259134</text:p>
          </table:table-cell>
          <table:table-cell table:formula="of:=[.D88]^2" office:value-type="float" office:value="30.0770982488624" calcext:value-type="float">
            <text:p>30.0770982488624</text:p>
          </table:table-cell>
          <table:table-cell table:number-columns-repeated="1019"/>
        </table:table-row>
        <table:table-row table:style-name="ro2">
          <table:table-cell table:style-name="ce1" office:value-type="float" office:value="12.8812949" calcext:value-type="float">
            <text:p>12.8812949</text:p>
          </table:table-cell>
          <table:table-cell table:number-columns-repeated="2"/>
          <table:table-cell table:formula="of:=[.A89]-[.$B$1]" office:value-type="float" office:value="-0.075321065999999" calcext:value-type="float">
            <text:p>-0.075321065999999</text:p>
          </table:table-cell>
          <table:table-cell table:formula="of:=[.D89]^2" office:value-type="float" office:value="0.0056732629833762" calcext:value-type="float">
            <text:p>0.005673262983376</text:p>
          </table:table-cell>
          <table:table-cell table:number-columns-repeated="1019"/>
        </table:table-row>
        <table:table-row table:style-name="ro2">
          <table:table-cell table:style-name="ce1" office:value-type="float" office:value="17.6284299" calcext:value-type="float">
            <text:p>17.6284299</text:p>
          </table:table-cell>
          <table:table-cell table:number-columns-repeated="2"/>
          <table:table-cell table:formula="of:=[.A90]-[.$B$1]" office:value-type="float" office:value="4.671813934" calcext:value-type="float">
            <text:p>4.671813934</text:p>
          </table:table-cell>
          <table:table-cell table:formula="of:=[.D90]^2" office:value-type="float" office:value="21.8258454339166" calcext:value-type="float">
            <text:p>21.8258454339166</text:p>
          </table:table-cell>
          <table:table-cell table:number-columns-repeated="1019"/>
        </table:table-row>
        <table:table-row table:style-name="ro2">
          <table:table-cell table:style-name="ce1" office:value-type="float" office:value="20.4393195" calcext:value-type="float">
            <text:p>20.4393195</text:p>
          </table:table-cell>
          <table:table-cell table:number-columns-repeated="2"/>
          <table:table-cell table:formula="of:=[.A91]-[.$B$1]" office:value-type="float" office:value="7.482703534" calcext:value-type="float">
            <text:p>7.482703534</text:p>
          </table:table-cell>
          <table:table-cell table:formula="of:=[.D91]^2" office:value-type="float" office:value="55.9908521777361" calcext:value-type="float">
            <text:p>55.9908521777361</text:p>
          </table:table-cell>
          <table:table-cell table:number-columns-repeated="1019"/>
        </table:table-row>
        <table:table-row table:style-name="ro2">
          <table:table-cell table:style-name="ce1" office:value-type="float" office:value="11.4059898" calcext:value-type="float">
            <text:p>11.4059898</text:p>
          </table:table-cell>
          <table:table-cell table:number-columns-repeated="2"/>
          <table:table-cell table:formula="of:=[.A92]-[.$B$1]" office:value-type="float" office:value="-1.550626166" calcext:value-type="float">
            <text:p>-1.550626166</text:p>
          </table:table-cell>
          <table:table-cell table:formula="of:=[.D92]^2" office:value-type="float" office:value="2.40444150668386" calcext:value-type="float">
            <text:p>2.40444150668386</text:p>
          </table:table-cell>
          <table:table-cell table:number-columns-repeated="1019"/>
        </table:table-row>
        <table:table-row table:style-name="ro2">
          <table:table-cell table:style-name="ce1" office:value-type="float" office:value="19.9097663" calcext:value-type="float">
            <text:p>19.9097663</text:p>
          </table:table-cell>
          <table:table-cell table:number-columns-repeated="2"/>
          <table:table-cell table:formula="of:=[.A93]-[.$B$1]" office:value-type="float" office:value="6.953150334" calcext:value-type="float">
            <text:p>6.953150334</text:p>
          </table:table-cell>
          <table:table-cell table:formula="of:=[.D93]^2" office:value-type="float" office:value="48.3462995672043" calcext:value-type="float">
            <text:p>48.3462995672043</text:p>
          </table:table-cell>
          <table:table-cell table:number-columns-repeated="1019"/>
        </table:table-row>
        <table:table-row table:style-name="ro2">
          <table:table-cell table:style-name="ce1" office:value-type="float" office:value="12.8772041" calcext:value-type="float">
            <text:p>12.8772041</text:p>
          </table:table-cell>
          <table:table-cell table:number-columns-repeated="2"/>
          <table:table-cell table:formula="of:=[.A94]-[.$B$1]" office:value-type="float" office:value="-0.0794118659999992" calcext:value-type="float">
            <text:p>-0.079411865999999</text:p>
          </table:table-cell>
          <table:table-cell table:formula="of:=[.D94]^2" office:value-type="float" office:value="0.00630624446160182" calcext:value-type="float">
            <text:p>0.006306244461602</text:p>
          </table:table-cell>
          <table:table-cell table:number-columns-repeated="1019"/>
        </table:table-row>
        <table:table-row table:style-name="ro2">
          <table:table-cell table:style-name="ce1" office:value-type="float" office:value="10.3999974" calcext:value-type="float">
            <text:p>10.3999974</text:p>
          </table:table-cell>
          <table:table-cell table:number-columns-repeated="2"/>
          <table:table-cell table:formula="of:=[.A95]-[.$B$1]" office:value-type="float" office:value="-2.556618566" calcext:value-type="float">
            <text:p>-2.556618566</text:p>
          </table:table-cell>
          <table:table-cell table:formula="of:=[.D95]^2" office:value-type="float" office:value="6.53629849201589" calcext:value-type="float">
            <text:p>6.53629849201589</text:p>
          </table:table-cell>
          <table:table-cell table:number-columns-repeated="1019"/>
        </table:table-row>
        <table:table-row table:style-name="ro2">
          <table:table-cell table:style-name="ce1" office:value-type="float" office:value="13.2616159" calcext:value-type="float">
            <text:p>13.2616159</text:p>
          </table:table-cell>
          <table:table-cell table:number-columns-repeated="2"/>
          <table:table-cell table:formula="of:=[.A96]-[.$B$1]" office:value-type="float" office:value="0.304999934000001" calcext:value-type="float">
            <text:p>0.304999934000001</text:p>
          </table:table-cell>
          <table:table-cell table:formula="of:=[.D96]^2" office:value-type="float" office:value="0.0930249597400052" calcext:value-type="float">
            <text:p>0.093024959740005</text:p>
          </table:table-cell>
          <table:table-cell table:number-columns-repeated="1019"/>
        </table:table-row>
        <table:table-row table:style-name="ro2">
          <table:table-cell table:style-name="ce1" office:value-type="float" office:value="10.9832093" calcext:value-type="float">
            <text:p>10.9832093</text:p>
          </table:table-cell>
          <table:table-cell table:number-columns-repeated="2"/>
          <table:table-cell table:formula="of:=[.A97]-[.$B$1]" office:value-type="float" office:value="-1.973406666" calcext:value-type="float">
            <text:p>-1.973406666</text:p>
          </table:table-cell>
          <table:table-cell table:formula="of:=[.D97]^2" office:value-type="float" office:value="3.89433386941323" calcext:value-type="float">
            <text:p>3.89433386941323</text:p>
          </table:table-cell>
          <table:table-cell table:number-columns-repeated="1019"/>
        </table:table-row>
        <table:table-row table:style-name="ro2">
          <table:table-cell table:style-name="ce1" office:value-type="float" office:value="7.6310948" calcext:value-type="float">
            <text:p>7.6310948</text:p>
          </table:table-cell>
          <table:table-cell table:number-columns-repeated="2"/>
          <table:table-cell table:formula="of:=[.A98]-[.$B$1]" office:value-type="float" office:value="-5.325521166" calcext:value-type="float">
            <text:p>-5.325521166</text:p>
          </table:table-cell>
          <table:table-cell table:formula="of:=[.D98]^2" office:value-type="float" office:value="28.361175689514" calcext:value-type="float">
            <text:p>28.361175689514</text:p>
          </table:table-cell>
          <table:table-cell table:number-columns-repeated="1019"/>
        </table:table-row>
        <table:table-row table:style-name="ro2">
          <table:table-cell table:style-name="ce1" office:value-type="float" office:value="14.6220911" calcext:value-type="float">
            <text:p>14.6220911</text:p>
          </table:table-cell>
          <table:table-cell table:number-columns-repeated="2"/>
          <table:table-cell table:formula="of:=[.A99]-[.$B$1]" office:value-type="float" office:value="1.665475134" calcext:value-type="float">
            <text:p>1.665475134</text:p>
          </table:table-cell>
          <table:table-cell table:formula="of:=[.D99]^2" office:value-type="float" office:value="2.77380742197232" calcext:value-type="float">
            <text:p>2.77380742197232</text:p>
          </table:table-cell>
          <table:table-cell table:number-columns-repeated="1019"/>
        </table:table-row>
        <table:table-row table:style-name="ro2">
          <table:table-cell table:style-name="ce1" office:value-type="float" office:value="8.4357234" calcext:value-type="float">
            <text:p>8.4357234</text:p>
          </table:table-cell>
          <table:table-cell table:number-columns-repeated="2"/>
          <table:table-cell table:formula="of:=[.A100]-[.$B$1]" office:value-type="float" office:value="-4.520892566" calcext:value-type="float">
            <text:p>-4.520892566</text:p>
          </table:table-cell>
          <table:table-cell table:formula="of:=[.D100]^2" office:value-type="float" office:value="20.4384695933141" calcext:value-type="float">
            <text:p>20.4384695933141</text:p>
          </table:table-cell>
          <table:table-cell table:number-columns-repeated="1019"/>
        </table:table-row>
        <table:table-row table:style-name="ro2">
          <table:table-cell table:style-name="ce1" office:value-type="float" office:value="18.3095338" calcext:value-type="float">
            <text:p>18.3095338</text:p>
          </table:table-cell>
          <table:table-cell table:number-columns-repeated="2"/>
          <table:table-cell table:formula="of:=[.A101]-[.$B$1]" office:value-type="float" office:value="5.352917834" calcext:value-type="float">
            <text:p>5.352917834</text:p>
          </table:table-cell>
          <table:table-cell table:formula="of:=[.D101]^2" office:value-type="float" office:value="28.6537293375553" calcext:value-type="float">
            <text:p>28.6537293375553</text:p>
          </table:table-cell>
          <table:table-cell table:number-columns-repeated="1019"/>
        </table:table-row>
        <table:table-row table:style-name="ro2">
          <table:table-cell table:style-name="ce1" office:value-type="float" office:value="15.371683" calcext:value-type="float">
            <text:p>15.371683</text:p>
          </table:table-cell>
          <table:table-cell table:number-columns-repeated="2"/>
          <table:table-cell table:formula="of:=[.A102]-[.$B$1]" office:value-type="float" office:value="2.415067034" calcext:value-type="float">
            <text:p>2.415067034</text:p>
          </table:table-cell>
          <table:table-cell table:formula="of:=[.D102]^2" office:value-type="float" office:value="5.83254877871357" calcext:value-type="float">
            <text:p>5.83254877871357</text:p>
          </table:table-cell>
          <table:table-cell table:number-columns-repeated="1019"/>
        </table:table-row>
        <table:table-row table:style-name="ro2">
          <table:table-cell table:style-name="ce1" office:value-type="float" office:value="9.7622543" calcext:value-type="float">
            <text:p>9.7622543</text:p>
          </table:table-cell>
          <table:table-cell table:number-columns-repeated="2"/>
          <table:table-cell table:formula="of:=[.A103]-[.$B$1]" office:value-type="float" office:value="-3.194361666" calcext:value-type="float">
            <text:p>-3.194361666</text:p>
          </table:table-cell>
          <table:table-cell table:formula="of:=[.D103]^2" office:value-type="float" office:value="10.2039464532103" calcext:value-type="float">
            <text:p>10.2039464532103</text:p>
          </table:table-cell>
          <table:table-cell table:number-columns-repeated="1019"/>
        </table:table-row>
        <table:table-row table:style-name="ro2">
          <table:table-cell table:style-name="ce1" office:value-type="float" office:value="8.5086081" calcext:value-type="float">
            <text:p>8.5086081</text:p>
          </table:table-cell>
          <table:table-cell table:number-columns-repeated="2"/>
          <table:table-cell table:formula="of:=[.A104]-[.$B$1]" office:value-type="float" office:value="-4.448007866" calcext:value-type="float">
            <text:p>-4.448007866</text:p>
          </table:table-cell>
          <table:table-cell table:formula="of:=[.D104]^2" office:value-type="float" office:value="19.7847739759979" calcext:value-type="float">
            <text:p>19.7847739759979</text:p>
          </table:table-cell>
          <table:table-cell table:number-columns-repeated="1019"/>
        </table:table-row>
        <table:table-row table:style-name="ro2">
          <table:table-cell table:style-name="ce1" office:value-type="float" office:value="0.9666036" calcext:value-type="float">
            <text:p>0.9666036</text:p>
          </table:table-cell>
          <table:table-cell table:number-columns-repeated="2"/>
          <table:table-cell table:formula="of:=[.A105]-[.$B$1]" office:value-type="float" office:value="-11.990012366" calcext:value-type="float">
            <text:p>-11.990012366</text:p>
          </table:table-cell>
          <table:table-cell table:formula="of:=[.D105]^2" office:value-type="float" office:value="143.760396536833" calcext:value-type="float">
            <text:p>143.760396536833</text:p>
          </table:table-cell>
          <table:table-cell table:number-columns-repeated="1019"/>
        </table:table-row>
        <table:table-row table:style-name="ro2">
          <table:table-cell table:style-name="ce1" office:value-type="float" office:value="8.5149304" calcext:value-type="float">
            <text:p>8.5149304</text:p>
          </table:table-cell>
          <table:table-cell table:number-columns-repeated="2"/>
          <table:table-cell table:formula="of:=[.A106]-[.$B$1]" office:value-type="float" office:value="-4.441685566" calcext:value-type="float">
            <text:p>-4.441685566</text:p>
          </table:table-cell>
          <table:table-cell table:formula="of:=[.D106]^2" office:value-type="float" office:value="19.7285706672127" calcext:value-type="float">
            <text:p>19.7285706672127</text:p>
          </table:table-cell>
          <table:table-cell table:number-columns-repeated="1019"/>
        </table:table-row>
        <table:table-row table:style-name="ro2">
          <table:table-cell table:style-name="ce1" office:value-type="float" office:value="17.8481513" calcext:value-type="float">
            <text:p>17.8481513</text:p>
          </table:table-cell>
          <table:table-cell table:number-columns-repeated="2"/>
          <table:table-cell table:formula="of:=[.A107]-[.$B$1]" office:value-type="float" office:value="4.891535334" calcext:value-type="float">
            <text:p>4.891535334</text:p>
          </table:table-cell>
          <table:table-cell table:formula="of:=[.D107]^2" office:value-type="float" office:value="23.9271179237705" calcext:value-type="float">
            <text:p>23.9271179237705</text:p>
          </table:table-cell>
          <table:table-cell table:number-columns-repeated="1019"/>
        </table:table-row>
        <table:table-row table:style-name="ro2">
          <table:table-cell table:style-name="ce1" office:value-type="float" office:value="13.2267195" calcext:value-type="float">
            <text:p>13.2267195</text:p>
          </table:table-cell>
          <table:table-cell table:number-columns-repeated="2"/>
          <table:table-cell table:formula="of:=[.A108]-[.$B$1]" office:value-type="float" office:value="0.270103534" calcext:value-type="float">
            <text:p>0.270103534</text:p>
          </table:table-cell>
          <table:table-cell table:formula="of:=[.D108]^2" office:value-type="float" office:value="0.0729559190792894" calcext:value-type="float">
            <text:p>0.072955919079289</text:p>
          </table:table-cell>
          <table:table-cell table:number-columns-repeated="1019"/>
        </table:table-row>
        <table:table-row table:style-name="ro2">
          <table:table-cell table:style-name="ce1" office:value-type="float" office:value="9.8252802" calcext:value-type="float">
            <text:p>9.8252802</text:p>
          </table:table-cell>
          <table:table-cell table:number-columns-repeated="2"/>
          <table:table-cell table:formula="of:=[.A109]-[.$B$1]" office:value-type="float" office:value="-3.131335766" calcext:value-type="float">
            <text:p>-3.131335766</text:p>
          </table:table-cell>
          <table:table-cell table:formula="of:=[.D109]^2" office:value-type="float" office:value="9.8052636794308" calcext:value-type="float">
            <text:p>9.8052636794308</text:p>
          </table:table-cell>
          <table:table-cell table:number-columns-repeated="1019"/>
        </table:table-row>
        <table:table-row table:style-name="ro2">
          <table:table-cell table:style-name="ce1" office:value-type="float" office:value="17.0553064" calcext:value-type="float">
            <text:p>17.0553064</text:p>
          </table:table-cell>
          <table:table-cell table:number-columns-repeated="2"/>
          <table:table-cell table:formula="of:=[.A110]-[.$B$1]" office:value-type="float" office:value="4.098690434" calcext:value-type="float">
            <text:p>4.098690434</text:p>
          </table:table-cell>
          <table:table-cell table:formula="of:=[.D110]^2" office:value-type="float" office:value="16.7992632737631" calcext:value-type="float">
            <text:p>16.7992632737631</text:p>
          </table:table-cell>
          <table:table-cell table:number-columns-repeated="1019"/>
        </table:table-row>
        <table:table-row table:style-name="ro2">
          <table:table-cell table:style-name="ce1" office:value-type="float" office:value="10.2531773" calcext:value-type="float">
            <text:p>10.2531773</text:p>
          </table:table-cell>
          <table:table-cell table:number-columns-repeated="2"/>
          <table:table-cell table:formula="of:=[.A111]-[.$B$1]" office:value-type="float" office:value="-2.703438666" calcext:value-type="float">
            <text:p>-2.703438666</text:p>
          </table:table-cell>
          <table:table-cell table:formula="of:=[.D111]^2" office:value-type="float" office:value="7.30858062082385" calcext:value-type="float">
            <text:p>7.30858062082385</text:p>
          </table:table-cell>
          <table:table-cell table:number-columns-repeated="1019"/>
        </table:table-row>
        <table:table-row table:style-name="ro2">
          <table:table-cell table:style-name="ce1" office:value-type="float" office:value="10.5559006" calcext:value-type="float">
            <text:p>10.5559006</text:p>
          </table:table-cell>
          <table:table-cell table:number-columns-repeated="2"/>
          <table:table-cell table:formula="of:=[.A112]-[.$B$1]" office:value-type="float" office:value="-2.400715366" calcext:value-type="float">
            <text:p>-2.400715366</text:p>
          </table:table-cell>
          <table:table-cell table:formula="of:=[.D112]^2" office:value-type="float" office:value="5.76343426854851" calcext:value-type="float">
            <text:p>5.76343426854851</text:p>
          </table:table-cell>
          <table:table-cell table:number-columns-repeated="1019"/>
        </table:table-row>
        <table:table-row table:style-name="ro2">
          <table:table-cell table:style-name="ce1" office:value-type="float" office:value="13.8123439" calcext:value-type="float">
            <text:p>13.8123439</text:p>
          </table:table-cell>
          <table:table-cell table:number-columns-repeated="2"/>
          <table:table-cell table:formula="of:=[.A113]-[.$B$1]" office:value-type="float" office:value="0.855727934000001" calcext:value-type="float">
            <text:p>0.855727934000001</text:p>
          </table:table-cell>
          <table:table-cell table:formula="of:=[.D113]^2" office:value-type="float" office:value="0.73227029702791" calcext:value-type="float">
            <text:p>0.73227029702791</text:p>
          </table:table-cell>
          <table:table-cell table:number-columns-repeated="1019"/>
        </table:table-row>
        <table:table-row table:style-name="ro2">
          <table:table-cell table:style-name="ce1" office:value-type="float" office:value="10.7131461" calcext:value-type="float">
            <text:p>10.7131461</text:p>
          </table:table-cell>
          <table:table-cell table:number-columns-repeated="2"/>
          <table:table-cell table:formula="of:=[.A114]-[.$B$1]" office:value-type="float" office:value="-2.243469866" calcext:value-type="float">
            <text:p>-2.243469866</text:p>
          </table:table-cell>
          <table:table-cell table:formula="of:=[.D114]^2" office:value-type="float" office:value="5.03315703965006" calcext:value-type="float">
            <text:p>5.03315703965006</text:p>
          </table:table-cell>
          <table:table-cell table:number-columns-repeated="1019"/>
        </table:table-row>
        <table:table-row table:style-name="ro2">
          <table:table-cell table:style-name="ce1" office:value-type="float" office:value="20.5900074" calcext:value-type="float">
            <text:p>20.5900074</text:p>
          </table:table-cell>
          <table:table-cell table:number-columns-repeated="2"/>
          <table:table-cell table:formula="of:=[.A115]-[.$B$1]" office:value-type="float" office:value="7.633391434" calcext:value-type="float">
            <text:p>7.633391434</text:p>
          </table:table-cell>
          <table:table-cell table:formula="of:=[.D115]^2" office:value-type="float" office:value="58.2686647846646" calcext:value-type="float">
            <text:p>58.2686647846646</text:p>
          </table:table-cell>
          <table:table-cell table:number-columns-repeated="1019"/>
        </table:table-row>
        <table:table-row table:style-name="ro2">
          <table:table-cell table:style-name="ce1" office:value-type="float" office:value="13.0499852" calcext:value-type="float">
            <text:p>13.0499852</text:p>
          </table:table-cell>
          <table:table-cell table:number-columns-repeated="2"/>
          <table:table-cell table:formula="of:=[.A116]-[.$B$1]" office:value-type="float" office:value="0.0933692340000007" calcext:value-type="float">
            <text:p>0.093369234000001</text:p>
          </table:table-cell>
          <table:table-cell table:formula="of:=[.D116]^2" office:value-type="float" office:value="0.0087178138577469" calcext:value-type="float">
            <text:p>0.008717813857747</text:p>
          </table:table-cell>
          <table:table-cell table:number-columns-repeated="1019"/>
        </table:table-row>
        <table:table-row table:style-name="ro2">
          <table:table-cell table:style-name="ce1" office:value-type="float" office:value="11.3087929" calcext:value-type="float">
            <text:p>11.3087929</text:p>
          </table:table-cell>
          <table:table-cell table:number-columns-repeated="2"/>
          <table:table-cell table:formula="of:=[.A117]-[.$B$1]" office:value-type="float" office:value="-1.647823066" calcext:value-type="float">
            <text:p>-1.647823066</text:p>
          </table:table-cell>
          <table:table-cell table:formula="of:=[.D117]^2" office:value-type="float" office:value="2.71532085684164" calcext:value-type="float">
            <text:p>2.71532085684164</text:p>
          </table:table-cell>
          <table:table-cell table:number-columns-repeated="1019"/>
        </table:table-row>
        <table:table-row table:style-name="ro2">
          <table:table-cell table:style-name="ce1" office:value-type="float" office:value="16.3323791" calcext:value-type="float">
            <text:p>16.3323791</text:p>
          </table:table-cell>
          <table:table-cell table:number-columns-repeated="2"/>
          <table:table-cell table:formula="of:=[.A118]-[.$B$1]" office:value-type="float" office:value="3.375763134" calcext:value-type="float">
            <text:p>3.375763134</text:p>
          </table:table-cell>
          <table:table-cell table:formula="of:=[.D118]^2" office:value-type="float" office:value="11.3957767368735" calcext:value-type="float">
            <text:p>11.3957767368735</text:p>
          </table:table-cell>
          <table:table-cell table:number-columns-repeated="1019"/>
        </table:table-row>
        <table:table-row table:style-name="ro2">
          <table:table-cell table:style-name="ce1" office:value-type="float" office:value="14.8446772" calcext:value-type="float">
            <text:p>14.8446772</text:p>
          </table:table-cell>
          <table:table-cell table:number-columns-repeated="2"/>
          <table:table-cell table:formula="of:=[.A119]-[.$B$1]" office:value-type="float" office:value="1.888061234" calcext:value-type="float">
            <text:p>1.888061234</text:p>
          </table:table-cell>
          <table:table-cell table:formula="of:=[.D119]^2" office:value-type="float" office:value="3.5647752233336" calcext:value-type="float">
            <text:p>3.5647752233336</text:p>
          </table:table-cell>
          <table:table-cell table:number-columns-repeated="1019"/>
        </table:table-row>
        <table:table-row table:style-name="ro2">
          <table:table-cell table:style-name="ce1" office:value-type="float" office:value="10.9106482" calcext:value-type="float">
            <text:p>10.9106482</text:p>
          </table:table-cell>
          <table:table-cell table:number-columns-repeated="2"/>
          <table:table-cell table:formula="of:=[.A120]-[.$B$1]" office:value-type="float" office:value="-2.045967766" calcext:value-type="float">
            <text:p>-2.045967766</text:p>
          </table:table-cell>
          <table:table-cell table:formula="of:=[.D120]^2" office:value-type="float" office:value="4.18598409951103" calcext:value-type="float">
            <text:p>4.18598409951103</text:p>
          </table:table-cell>
          <table:table-cell table:number-columns-repeated="1019"/>
        </table:table-row>
        <table:table-row table:style-name="ro2">
          <table:table-cell table:style-name="ce1" office:value-type="float" office:value="18.4408751" calcext:value-type="float">
            <text:p>18.4408751</text:p>
          </table:table-cell>
          <table:table-cell table:number-columns-repeated="2"/>
          <table:table-cell table:formula="of:=[.A121]-[.$B$1]" office:value-type="float" office:value="5.484259134" calcext:value-type="float">
            <text:p>5.484259134</text:p>
          </table:table-cell>
          <table:table-cell table:formula="of:=[.D121]^2" office:value-type="float" office:value="30.0770982488624" calcext:value-type="float">
            <text:p>30.0770982488624</text:p>
          </table:table-cell>
          <table:table-cell table:number-columns-repeated="1019"/>
        </table:table-row>
        <table:table-row table:style-name="ro2">
          <table:table-cell table:style-name="ce1" office:value-type="float" office:value="12.8812949" calcext:value-type="float">
            <text:p>12.8812949</text:p>
          </table:table-cell>
          <table:table-cell table:number-columns-repeated="2"/>
          <table:table-cell table:formula="of:=[.A122]-[.$B$1]" office:value-type="float" office:value="-0.075321065999999" calcext:value-type="float">
            <text:p>-0.075321065999999</text:p>
          </table:table-cell>
          <table:table-cell table:formula="of:=[.D122]^2" office:value-type="float" office:value="0.0056732629833762" calcext:value-type="float">
            <text:p>0.005673262983376</text:p>
          </table:table-cell>
          <table:table-cell table:number-columns-repeated="1019"/>
        </table:table-row>
        <table:table-row table:style-name="ro2">
          <table:table-cell table:style-name="ce1" office:value-type="float" office:value="17.6284299" calcext:value-type="float">
            <text:p>17.6284299</text:p>
          </table:table-cell>
          <table:table-cell table:number-columns-repeated="2"/>
          <table:table-cell table:formula="of:=[.A123]-[.$B$1]" office:value-type="float" office:value="4.671813934" calcext:value-type="float">
            <text:p>4.671813934</text:p>
          </table:table-cell>
          <table:table-cell table:formula="of:=[.D123]^2" office:value-type="float" office:value="21.8258454339166" calcext:value-type="float">
            <text:p>21.8258454339166</text:p>
          </table:table-cell>
          <table:table-cell table:number-columns-repeated="1019"/>
        </table:table-row>
        <table:table-row table:style-name="ro2">
          <table:table-cell table:style-name="ce1" office:value-type="float" office:value="20.4393195" calcext:value-type="float">
            <text:p>20.4393195</text:p>
          </table:table-cell>
          <table:table-cell table:number-columns-repeated="2"/>
          <table:table-cell table:formula="of:=[.A124]-[.$B$1]" office:value-type="float" office:value="7.482703534" calcext:value-type="float">
            <text:p>7.482703534</text:p>
          </table:table-cell>
          <table:table-cell table:formula="of:=[.D124]^2" office:value-type="float" office:value="55.9908521777361" calcext:value-type="float">
            <text:p>55.9908521777361</text:p>
          </table:table-cell>
          <table:table-cell table:number-columns-repeated="1019"/>
        </table:table-row>
        <table:table-row table:style-name="ro2">
          <table:table-cell table:style-name="ce1" office:value-type="float" office:value="11.4059898" calcext:value-type="float">
            <text:p>11.4059898</text:p>
          </table:table-cell>
          <table:table-cell table:number-columns-repeated="2"/>
          <table:table-cell table:formula="of:=[.A125]-[.$B$1]" office:value-type="float" office:value="-1.550626166" calcext:value-type="float">
            <text:p>-1.550626166</text:p>
          </table:table-cell>
          <table:table-cell table:formula="of:=[.D125]^2" office:value-type="float" office:value="2.40444150668386" calcext:value-type="float">
            <text:p>2.40444150668386</text:p>
          </table:table-cell>
          <table:table-cell table:number-columns-repeated="1019"/>
        </table:table-row>
        <table:table-row table:style-name="ro2">
          <table:table-cell table:style-name="ce1" office:value-type="float" office:value="19.9097663" calcext:value-type="float">
            <text:p>19.9097663</text:p>
          </table:table-cell>
          <table:table-cell table:number-columns-repeated="2"/>
          <table:table-cell table:formula="of:=[.A126]-[.$B$1]" office:value-type="float" office:value="6.953150334" calcext:value-type="float">
            <text:p>6.953150334</text:p>
          </table:table-cell>
          <table:table-cell table:formula="of:=[.D126]^2" office:value-type="float" office:value="48.3462995672043" calcext:value-type="float">
            <text:p>48.3462995672043</text:p>
          </table:table-cell>
          <table:table-cell table:number-columns-repeated="1019"/>
        </table:table-row>
        <table:table-row table:style-name="ro2">
          <table:table-cell table:style-name="ce1" office:value-type="float" office:value="12.8772041" calcext:value-type="float">
            <text:p>12.8772041</text:p>
          </table:table-cell>
          <table:table-cell table:number-columns-repeated="2"/>
          <table:table-cell table:formula="of:=[.A127]-[.$B$1]" office:value-type="float" office:value="-0.0794118659999992" calcext:value-type="float">
            <text:p>-0.079411865999999</text:p>
          </table:table-cell>
          <table:table-cell table:formula="of:=[.D127]^2" office:value-type="float" office:value="0.00630624446160182" calcext:value-type="float">
            <text:p>0.006306244461602</text:p>
          </table:table-cell>
          <table:table-cell table:number-columns-repeated="1019"/>
        </table:table-row>
        <table:table-row table:style-name="ro2">
          <table:table-cell table:style-name="ce1" office:value-type="float" office:value="10.3999974" calcext:value-type="float">
            <text:p>10.3999974</text:p>
          </table:table-cell>
          <table:table-cell table:number-columns-repeated="2"/>
          <table:table-cell table:formula="of:=[.A128]-[.$B$1]" office:value-type="float" office:value="-2.556618566" calcext:value-type="float">
            <text:p>-2.556618566</text:p>
          </table:table-cell>
          <table:table-cell table:formula="of:=[.D128]^2" office:value-type="float" office:value="6.53629849201589" calcext:value-type="float">
            <text:p>6.53629849201589</text:p>
          </table:table-cell>
          <table:table-cell table:number-columns-repeated="1019"/>
        </table:table-row>
        <table:table-row table:style-name="ro2">
          <table:table-cell table:style-name="ce1" office:value-type="float" office:value="13.2616159" calcext:value-type="float">
            <text:p>13.2616159</text:p>
          </table:table-cell>
          <table:table-cell table:number-columns-repeated="2"/>
          <table:table-cell table:formula="of:=[.A129]-[.$B$1]" office:value-type="float" office:value="0.304999934000001" calcext:value-type="float">
            <text:p>0.304999934000001</text:p>
          </table:table-cell>
          <table:table-cell table:formula="of:=[.D129]^2" office:value-type="float" office:value="0.0930249597400052" calcext:value-type="float">
            <text:p>0.093024959740005</text:p>
          </table:table-cell>
          <table:table-cell table:number-columns-repeated="1019"/>
        </table:table-row>
        <table:table-row table:style-name="ro2">
          <table:table-cell table:style-name="ce1" office:value-type="float" office:value="10.9832093" calcext:value-type="float">
            <text:p>10.9832093</text:p>
          </table:table-cell>
          <table:table-cell table:number-columns-repeated="2"/>
          <table:table-cell table:formula="of:=[.A130]-[.$B$1]" office:value-type="float" office:value="-1.973406666" calcext:value-type="float">
            <text:p>-1.973406666</text:p>
          </table:table-cell>
          <table:table-cell table:formula="of:=[.D130]^2" office:value-type="float" office:value="3.89433386941323" calcext:value-type="float">
            <text:p>3.89433386941323</text:p>
          </table:table-cell>
          <table:table-cell table:number-columns-repeated="1019"/>
        </table:table-row>
        <table:table-row table:style-name="ro2">
          <table:table-cell table:style-name="ce1" office:value-type="float" office:value="7.6310948" calcext:value-type="float">
            <text:p>7.6310948</text:p>
          </table:table-cell>
          <table:table-cell table:number-columns-repeated="2"/>
          <table:table-cell table:formula="of:=[.A131]-[.$B$1]" office:value-type="float" office:value="-5.325521166" calcext:value-type="float">
            <text:p>-5.325521166</text:p>
          </table:table-cell>
          <table:table-cell table:formula="of:=[.D131]^2" office:value-type="float" office:value="28.361175689514" calcext:value-type="float">
            <text:p>28.361175689514</text:p>
          </table:table-cell>
          <table:table-cell table:number-columns-repeated="1019"/>
        </table:table-row>
        <table:table-row table:style-name="ro2">
          <table:table-cell table:style-name="ce1" office:value-type="float" office:value="14.6220911" calcext:value-type="float">
            <text:p>14.6220911</text:p>
          </table:table-cell>
          <table:table-cell table:number-columns-repeated="2"/>
          <table:table-cell table:formula="of:=[.A132]-[.$B$1]" office:value-type="float" office:value="1.665475134" calcext:value-type="float">
            <text:p>1.665475134</text:p>
          </table:table-cell>
          <table:table-cell table:formula="of:=[.D132]^2" office:value-type="float" office:value="2.77380742197232" calcext:value-type="float">
            <text:p>2.77380742197232</text:p>
          </table:table-cell>
          <table:table-cell table:number-columns-repeated="1019"/>
        </table:table-row>
        <table:table-row table:style-name="ro2">
          <table:table-cell table:style-name="ce1" office:value-type="float" office:value="8.4357234" calcext:value-type="float">
            <text:p>8.4357234</text:p>
          </table:table-cell>
          <table:table-cell table:number-columns-repeated="2"/>
          <table:table-cell table:formula="of:=[.A133]-[.$B$1]" office:value-type="float" office:value="-4.520892566" calcext:value-type="float">
            <text:p>-4.520892566</text:p>
          </table:table-cell>
          <table:table-cell table:formula="of:=[.D133]^2" office:value-type="float" office:value="20.4384695933141" calcext:value-type="float">
            <text:p>20.4384695933141</text:p>
          </table:table-cell>
          <table:table-cell table:number-columns-repeated="1019"/>
        </table:table-row>
        <table:table-row table:style-name="ro2">
          <table:table-cell table:style-name="ce1" office:value-type="float" office:value="18.3095338" calcext:value-type="float">
            <text:p>18.3095338</text:p>
          </table:table-cell>
          <table:table-cell table:number-columns-repeated="2"/>
          <table:table-cell table:formula="of:=[.A134]-[.$B$1]" office:value-type="float" office:value="5.352917834" calcext:value-type="float">
            <text:p>5.352917834</text:p>
          </table:table-cell>
          <table:table-cell table:formula="of:=[.D134]^2" office:value-type="float" office:value="28.6537293375553" calcext:value-type="float">
            <text:p>28.6537293375553</text:p>
          </table:table-cell>
          <table:table-cell table:number-columns-repeated="1019"/>
        </table:table-row>
        <table:table-row table:style-name="ro2">
          <table:table-cell table:style-name="ce1" office:value-type="float" office:value="15.371683" calcext:value-type="float">
            <text:p>15.371683</text:p>
          </table:table-cell>
          <table:table-cell table:number-columns-repeated="2"/>
          <table:table-cell table:formula="of:=[.A135]-[.$B$1]" office:value-type="float" office:value="2.415067034" calcext:value-type="float">
            <text:p>2.415067034</text:p>
          </table:table-cell>
          <table:table-cell table:formula="of:=[.D135]^2" office:value-type="float" office:value="5.83254877871357" calcext:value-type="float">
            <text:p>5.83254877871357</text:p>
          </table:table-cell>
          <table:table-cell table:number-columns-repeated="1019"/>
        </table:table-row>
        <table:table-row table:style-name="ro2">
          <table:table-cell table:style-name="ce1" office:value-type="float" office:value="9.7622543" calcext:value-type="float">
            <text:p>9.7622543</text:p>
          </table:table-cell>
          <table:table-cell table:number-columns-repeated="2"/>
          <table:table-cell table:formula="of:=[.A136]-[.$B$1]" office:value-type="float" office:value="-3.194361666" calcext:value-type="float">
            <text:p>-3.194361666</text:p>
          </table:table-cell>
          <table:table-cell table:formula="of:=[.D136]^2" office:value-type="float" office:value="10.2039464532103" calcext:value-type="float">
            <text:p>10.2039464532103</text:p>
          </table:table-cell>
          <table:table-cell table:number-columns-repeated="1019"/>
        </table:table-row>
        <table:table-row table:style-name="ro2">
          <table:table-cell table:style-name="ce1" office:value-type="float" office:value="8.5086081" calcext:value-type="float">
            <text:p>8.5086081</text:p>
          </table:table-cell>
          <table:table-cell table:number-columns-repeated="2"/>
          <table:table-cell table:formula="of:=[.A137]-[.$B$1]" office:value-type="float" office:value="-4.448007866" calcext:value-type="float">
            <text:p>-4.448007866</text:p>
          </table:table-cell>
          <table:table-cell table:formula="of:=[.D137]^2" office:value-type="float" office:value="19.7847739759979" calcext:value-type="float">
            <text:p>19.7847739759979</text:p>
          </table:table-cell>
          <table:table-cell table:number-columns-repeated="1019"/>
        </table:table-row>
        <table:table-row table:style-name="ro2">
          <table:table-cell table:style-name="ce1" office:value-type="float" office:value="0.9666036" calcext:value-type="float">
            <text:p>0.9666036</text:p>
          </table:table-cell>
          <table:table-cell table:number-columns-repeated="2"/>
          <table:table-cell table:formula="of:=[.A138]-[.$B$1]" office:value-type="float" office:value="-11.990012366" calcext:value-type="float">
            <text:p>-11.990012366</text:p>
          </table:table-cell>
          <table:table-cell table:formula="of:=[.D138]^2" office:value-type="float" office:value="143.760396536833" calcext:value-type="float">
            <text:p>143.760396536833</text:p>
          </table:table-cell>
          <table:table-cell table:number-columns-repeated="1019"/>
        </table:table-row>
        <table:table-row table:style-name="ro2">
          <table:table-cell table:style-name="ce1" office:value-type="float" office:value="8.5149304" calcext:value-type="float">
            <text:p>8.5149304</text:p>
          </table:table-cell>
          <table:table-cell table:number-columns-repeated="2"/>
          <table:table-cell table:formula="of:=[.A139]-[.$B$1]" office:value-type="float" office:value="-4.441685566" calcext:value-type="float">
            <text:p>-4.441685566</text:p>
          </table:table-cell>
          <table:table-cell table:formula="of:=[.D139]^2" office:value-type="float" office:value="19.7285706672127" calcext:value-type="float">
            <text:p>19.7285706672127</text:p>
          </table:table-cell>
          <table:table-cell table:number-columns-repeated="1019"/>
        </table:table-row>
        <table:table-row table:style-name="ro2">
          <table:table-cell table:style-name="ce1" office:value-type="float" office:value="17.8481513" calcext:value-type="float">
            <text:p>17.8481513</text:p>
          </table:table-cell>
          <table:table-cell table:number-columns-repeated="2"/>
          <table:table-cell table:formula="of:=[.A140]-[.$B$1]" office:value-type="float" office:value="4.891535334" calcext:value-type="float">
            <text:p>4.891535334</text:p>
          </table:table-cell>
          <table:table-cell table:formula="of:=[.D140]^2" office:value-type="float" office:value="23.9271179237705" calcext:value-type="float">
            <text:p>23.9271179237705</text:p>
          </table:table-cell>
          <table:table-cell table:number-columns-repeated="1019"/>
        </table:table-row>
        <table:table-row table:style-name="ro2">
          <table:table-cell table:style-name="ce1" office:value-type="float" office:value="13.2267195" calcext:value-type="float">
            <text:p>13.2267195</text:p>
          </table:table-cell>
          <table:table-cell table:number-columns-repeated="2"/>
          <table:table-cell table:formula="of:=[.A141]-[.$B$1]" office:value-type="float" office:value="0.270103534" calcext:value-type="float">
            <text:p>0.270103534</text:p>
          </table:table-cell>
          <table:table-cell table:formula="of:=[.D141]^2" office:value-type="float" office:value="0.0729559190792894" calcext:value-type="float">
            <text:p>0.072955919079289</text:p>
          </table:table-cell>
          <table:table-cell table:number-columns-repeated="1019"/>
        </table:table-row>
        <table:table-row table:style-name="ro2">
          <table:table-cell table:style-name="ce1" office:value-type="float" office:value="9.8252802" calcext:value-type="float">
            <text:p>9.8252802</text:p>
          </table:table-cell>
          <table:table-cell table:number-columns-repeated="2"/>
          <table:table-cell table:formula="of:=[.A142]-[.$B$1]" office:value-type="float" office:value="-3.131335766" calcext:value-type="float">
            <text:p>-3.131335766</text:p>
          </table:table-cell>
          <table:table-cell table:formula="of:=[.D142]^2" office:value-type="float" office:value="9.8052636794308" calcext:value-type="float">
            <text:p>9.8052636794308</text:p>
          </table:table-cell>
          <table:table-cell table:number-columns-repeated="1019"/>
        </table:table-row>
        <table:table-row table:style-name="ro2">
          <table:table-cell table:style-name="ce1" office:value-type="float" office:value="17.0553064" calcext:value-type="float">
            <text:p>17.0553064</text:p>
          </table:table-cell>
          <table:table-cell table:number-columns-repeated="2"/>
          <table:table-cell table:formula="of:=[.A143]-[.$B$1]" office:value-type="float" office:value="4.098690434" calcext:value-type="float">
            <text:p>4.098690434</text:p>
          </table:table-cell>
          <table:table-cell table:formula="of:=[.D143]^2" office:value-type="float" office:value="16.7992632737631" calcext:value-type="float">
            <text:p>16.7992632737631</text:p>
          </table:table-cell>
          <table:table-cell table:number-columns-repeated="1019"/>
        </table:table-row>
        <table:table-row table:style-name="ro2">
          <table:table-cell table:style-name="ce1" office:value-type="float" office:value="10.2531773" calcext:value-type="float">
            <text:p>10.2531773</text:p>
          </table:table-cell>
          <table:table-cell table:number-columns-repeated="2"/>
          <table:table-cell table:formula="of:=[.A144]-[.$B$1]" office:value-type="float" office:value="-2.703438666" calcext:value-type="float">
            <text:p>-2.703438666</text:p>
          </table:table-cell>
          <table:table-cell table:formula="of:=[.D144]^2" office:value-type="float" office:value="7.30858062082385" calcext:value-type="float">
            <text:p>7.30858062082385</text:p>
          </table:table-cell>
          <table:table-cell table:number-columns-repeated="1019"/>
        </table:table-row>
        <table:table-row table:style-name="ro2">
          <table:table-cell table:style-name="ce1" office:value-type="float" office:value="10.5559006" calcext:value-type="float">
            <text:p>10.5559006</text:p>
          </table:table-cell>
          <table:table-cell table:number-columns-repeated="2"/>
          <table:table-cell table:formula="of:=[.A145]-[.$B$1]" office:value-type="float" office:value="-2.400715366" calcext:value-type="float">
            <text:p>-2.400715366</text:p>
          </table:table-cell>
          <table:table-cell table:formula="of:=[.D145]^2" office:value-type="float" office:value="5.76343426854851" calcext:value-type="float">
            <text:p>5.76343426854851</text:p>
          </table:table-cell>
          <table:table-cell table:number-columns-repeated="1019"/>
        </table:table-row>
        <table:table-row table:style-name="ro2">
          <table:table-cell table:style-name="ce1" office:value-type="float" office:value="13.8123439" calcext:value-type="float">
            <text:p>13.8123439</text:p>
          </table:table-cell>
          <table:table-cell table:number-columns-repeated="2"/>
          <table:table-cell table:formula="of:=[.A146]-[.$B$1]" office:value-type="float" office:value="0.855727934000001" calcext:value-type="float">
            <text:p>0.855727934000001</text:p>
          </table:table-cell>
          <table:table-cell table:formula="of:=[.D146]^2" office:value-type="float" office:value="0.73227029702791" calcext:value-type="float">
            <text:p>0.73227029702791</text:p>
          </table:table-cell>
          <table:table-cell table:number-columns-repeated="1019"/>
        </table:table-row>
        <table:table-row table:style-name="ro2">
          <table:table-cell table:style-name="ce1" office:value-type="float" office:value="10.7131461" calcext:value-type="float">
            <text:p>10.7131461</text:p>
          </table:table-cell>
          <table:table-cell table:number-columns-repeated="2"/>
          <table:table-cell table:formula="of:=[.A147]-[.$B$1]" office:value-type="float" office:value="-2.243469866" calcext:value-type="float">
            <text:p>-2.243469866</text:p>
          </table:table-cell>
          <table:table-cell table:formula="of:=[.D147]^2" office:value-type="float" office:value="5.03315703965006" calcext:value-type="float">
            <text:p>5.03315703965006</text:p>
          </table:table-cell>
          <table:table-cell table:number-columns-repeated="1019"/>
        </table:table-row>
        <table:table-row table:style-name="ro2">
          <table:table-cell table:style-name="ce1" office:value-type="float" office:value="20.5900074" calcext:value-type="float">
            <text:p>20.5900074</text:p>
          </table:table-cell>
          <table:table-cell table:number-columns-repeated="2"/>
          <table:table-cell table:formula="of:=[.A148]-[.$B$1]" office:value-type="float" office:value="7.633391434" calcext:value-type="float">
            <text:p>7.633391434</text:p>
          </table:table-cell>
          <table:table-cell table:formula="of:=[.D148]^2" office:value-type="float" office:value="58.2686647846646" calcext:value-type="float">
            <text:p>58.2686647846646</text:p>
          </table:table-cell>
          <table:table-cell table:number-columns-repeated="1019"/>
        </table:table-row>
        <table:table-row table:style-name="ro2">
          <table:table-cell table:style-name="ce1" office:value-type="float" office:value="13.0499852" calcext:value-type="float">
            <text:p>13.0499852</text:p>
          </table:table-cell>
          <table:table-cell table:number-columns-repeated="2"/>
          <table:table-cell table:formula="of:=[.A149]-[.$B$1]" office:value-type="float" office:value="0.0933692340000007" calcext:value-type="float">
            <text:p>0.093369234000001</text:p>
          </table:table-cell>
          <table:table-cell table:formula="of:=[.D149]^2" office:value-type="float" office:value="0.0087178138577469" calcext:value-type="float">
            <text:p>0.008717813857747</text:p>
          </table:table-cell>
          <table:table-cell table:number-columns-repeated="1019"/>
        </table:table-row>
        <table:table-row table:style-name="ro2">
          <table:table-cell table:style-name="ce1" office:value-type="float" office:value="11.3087929" calcext:value-type="float">
            <text:p>11.3087929</text:p>
          </table:table-cell>
          <table:table-cell table:number-columns-repeated="2"/>
          <table:table-cell table:formula="of:=[.A150]-[.$B$1]" office:value-type="float" office:value="-1.647823066" calcext:value-type="float">
            <text:p>-1.647823066</text:p>
          </table:table-cell>
          <table:table-cell table:formula="of:=[.D150]^2" office:value-type="float" office:value="2.71532085684164" calcext:value-type="float">
            <text:p>2.71532085684164</text:p>
          </table:table-cell>
          <table:table-cell table:number-columns-repeated="1019"/>
        </table:table-row>
        <table:table-row table:style-name="ro2">
          <table:table-cell table:style-name="ce1" office:value-type="float" office:value="10.9101499" calcext:value-type="float">
            <text:p>10.9101499</text:p>
          </table:table-cell>
          <table:table-cell table:number-columns-repeated="2"/>
          <table:table-cell table:formula="of:=[.A151]-[.$B$1]" office:value-type="float" office:value="-2.046466066" calcext:value-type="float">
            <text:p>-2.046466066</text:p>
          </table:table-cell>
          <table:table-cell table:formula="of:=[.D151]^2" office:value-type="float" office:value="4.18802335928951" calcext:value-type="float">
            <text:p>4.18802335928951</text:p>
          </table:table-cell>
          <table:table-cell table:number-columns-repeated="1019"/>
        </table:table-row>
        <table:table-row table:style-name="ro2">
          <table:table-cell table:style-name="ce1" office:value-type="float" office:value="15.365624" calcext:value-type="float">
            <text:p>15.365624</text:p>
          </table:table-cell>
          <table:table-cell table:number-columns-repeated="2"/>
          <table:table-cell table:formula="of:=[.A152]-[.$B$1]" office:value-type="float" office:value="2.409008034" calcext:value-type="float">
            <text:p>2.409008034</text:p>
          </table:table-cell>
          <table:table-cell table:formula="of:=[.D152]^2" office:value-type="float" office:value="5.80331970787655" calcext:value-type="float">
            <text:p>5.80331970787655</text:p>
          </table:table-cell>
          <table:table-cell table:number-columns-repeated="1019"/>
        </table:table-row>
        <table:table-row table:style-name="ro2">
          <table:table-cell table:style-name="ce1" office:value-type="float" office:value="7.5875899" calcext:value-type="float">
            <text:p>7.5875899</text:p>
          </table:table-cell>
          <table:table-cell table:number-columns-repeated="2"/>
          <table:table-cell table:formula="of:=[.A153]-[.$B$1]" office:value-type="float" office:value="-5.369026066" calcext:value-type="float">
            <text:p>-5.369026066</text:p>
          </table:table-cell>
          <table:table-cell table:formula="of:=[.D153]^2" office:value-type="float" office:value="28.8264408973874" calcext:value-type="float">
            <text:p>28.8264408973874</text:p>
          </table:table-cell>
          <table:table-cell table:number-columns-repeated="1019"/>
        </table:table-row>
        <table:table-row table:style-name="ro2">
          <table:table-cell table:style-name="ce1" office:value-type="float" office:value="16.6725189" calcext:value-type="float">
            <text:p>16.6725189</text:p>
          </table:table-cell>
          <table:table-cell table:number-columns-repeated="2"/>
          <table:table-cell table:formula="of:=[.A154]-[.$B$1]" office:value-type="float" office:value="3.715902934" calcext:value-type="float">
            <text:p>3.715902934</text:p>
          </table:table-cell>
          <table:table-cell table:formula="of:=[.D154]^2" office:value-type="float" office:value="13.8079346149098" calcext:value-type="float">
            <text:p>13.8079346149098</text:p>
          </table:table-cell>
          <table:table-cell table:number-columns-repeated="1019"/>
        </table:table-row>
        <table:table-row table:style-name="ro2">
          <table:table-cell table:style-name="ce1" office:value-type="float" office:value="9.5257049" calcext:value-type="float">
            <text:p>9.5257049</text:p>
          </table:table-cell>
          <table:table-cell table:number-columns-repeated="2"/>
          <table:table-cell table:formula="of:=[.A155]-[.$B$1]" office:value-type="float" office:value="-3.430911066" calcext:value-type="float">
            <text:p>-3.430911066</text:p>
          </table:table-cell>
          <table:table-cell table:formula="of:=[.D155]^2" office:value-type="float" office:value="11.7711507428012" calcext:value-type="float">
            <text:p>11.7711507428012</text:p>
          </table:table-cell>
          <table:table-cell table:number-columns-repeated="1019"/>
        </table:table-row>
        <table:table-row table:style-name="ro2">
          <table:table-cell table:style-name="ce1" office:value-type="float" office:value="8.264538" calcext:value-type="float">
            <text:p>8.264538</text:p>
          </table:table-cell>
          <table:table-cell table:number-columns-repeated="2"/>
          <table:table-cell table:formula="of:=[.A156]-[.$B$1]" office:value-type="float" office:value="-4.692077966" calcext:value-type="float">
            <text:p>-4.692077966</text:p>
          </table:table-cell>
          <table:table-cell table:formula="of:=[.D156]^2" office:value-type="float" office:value="22.0155956390227" calcext:value-type="float">
            <text:p>22.0155956390227</text:p>
          </table:table-cell>
          <table:table-cell table:number-columns-repeated="1019"/>
        </table:table-row>
        <table:table-row table:style-name="ro2">
          <table:table-cell table:style-name="ce1" office:value-type="float" office:value="7.7417112" calcext:value-type="float">
            <text:p>7.7417112</text:p>
          </table:table-cell>
          <table:table-cell table:number-columns-repeated="2"/>
          <table:table-cell table:formula="of:=[.A157]-[.$B$1]" office:value-type="float" office:value="-5.214904766" calcext:value-type="float">
            <text:p>-5.214904766</text:p>
          </table:table-cell>
          <table:table-cell table:formula="of:=[.D157]^2" office:value-type="float" office:value="27.1952317184495" calcext:value-type="float">
            <text:p>27.1952317184495</text:p>
          </table:table-cell>
          <table:table-cell table:number-columns-repeated="1019"/>
        </table:table-row>
        <table:table-row table:style-name="ro2">
          <table:table-cell table:style-name="ce1" office:value-type="float" office:value="18.8157455" calcext:value-type="float">
            <text:p>18.8157455</text:p>
          </table:table-cell>
          <table:table-cell table:number-columns-repeated="2"/>
          <table:table-cell table:formula="of:=[.A158]-[.$B$1]" office:value-type="float" office:value="5.859129534" calcext:value-type="float">
            <text:p>5.859129534</text:p>
          </table:table-cell>
          <table:table-cell table:formula="of:=[.D158]^2" office:value-type="float" office:value="34.329398896191" calcext:value-type="float">
            <text:p>34.329398896191</text:p>
          </table:table-cell>
          <table:table-cell table:number-columns-repeated="1019"/>
        </table:table-row>
        <table:table-row table:style-name="ro2">
          <table:table-cell table:style-name="ce1" office:value-type="float" office:value="14.6596667" calcext:value-type="float">
            <text:p>14.6596667</text:p>
          </table:table-cell>
          <table:table-cell table:number-columns-repeated="2"/>
          <table:table-cell table:formula="of:=[.A159]-[.$B$1]" office:value-type="float" office:value="1.703050734" calcext:value-type="float">
            <text:p>1.703050734</text:p>
          </table:table-cell>
          <table:table-cell table:formula="of:=[.D159]^2" office:value-type="float" office:value="2.90038180257794" calcext:value-type="float">
            <text:p>2.90038180257794</text:p>
          </table:table-cell>
          <table:table-cell table:number-columns-repeated="1019"/>
        </table:table-row>
        <table:table-row table:style-name="ro2">
          <table:table-cell table:style-name="ce1" office:value-type="float" office:value="11.9112579" calcext:value-type="float">
            <text:p>11.9112579</text:p>
          </table:table-cell>
          <table:table-cell table:number-columns-repeated="2"/>
          <table:table-cell table:formula="of:=[.A160]-[.$B$1]" office:value-type="float" office:value="-1.045358066" calcext:value-type="float">
            <text:p>-1.045358066</text:p>
          </table:table-cell>
          <table:table-cell table:formula="of:=[.D160]^2" office:value-type="float" office:value="1.09277348615126" calcext:value-type="float">
            <text:p>1.09277348615126</text:p>
          </table:table-cell>
          <table:table-cell table:number-columns-repeated="1019"/>
        </table:table-row>
        <table:table-row table:style-name="ro2">
          <table:table-cell table:style-name="ce1" office:value-type="float" office:value="9.3534762" calcext:value-type="float">
            <text:p>9.3534762</text:p>
          </table:table-cell>
          <table:table-cell table:number-columns-repeated="2"/>
          <table:table-cell table:formula="of:=[.A161]-[.$B$1]" office:value-type="float" office:value="-3.603139766" calcext:value-type="float">
            <text:p>-3.603139766</text:p>
          </table:table-cell>
          <table:table-cell table:formula="of:=[.D161]^2" office:value-type="float" office:value="12.9826161733305" calcext:value-type="float">
            <text:p>12.9826161733305</text:p>
          </table:table-cell>
          <table:table-cell table:number-columns-repeated="1019"/>
        </table:table-row>
        <table:table-row table:style-name="ro2">
          <table:table-cell table:style-name="ce1" office:value-type="float" office:value="10.2305102" calcext:value-type="float">
            <text:p>10.2305102</text:p>
          </table:table-cell>
          <table:table-cell table:number-columns-repeated="2"/>
          <table:table-cell table:formula="of:=[.A162]-[.$B$1]" office:value-type="float" office:value="-2.726105766" calcext:value-type="float">
            <text:p>-2.726105766</text:p>
          </table:table-cell>
          <table:table-cell table:formula="of:=[.D162]^2" office:value-type="float" office:value="7.43165264741845" calcext:value-type="float">
            <text:p>7.43165264741845</text:p>
          </table:table-cell>
          <table:table-cell table:number-columns-repeated="1019"/>
        </table:table-row>
        <table:table-row table:style-name="ro2">
          <table:table-cell table:style-name="ce1" office:value-type="float" office:value="11.9853905" calcext:value-type="float">
            <text:p>11.9853905</text:p>
          </table:table-cell>
          <table:table-cell table:number-columns-repeated="2"/>
          <table:table-cell table:formula="of:=[.A163]-[.$B$1]" office:value-type="float" office:value="-0.971225466" calcext:value-type="float">
            <text:p>-0.971225466</text:p>
          </table:table-cell>
          <table:table-cell table:formula="of:=[.D163]^2" office:value-type="float" office:value="0.943278905806917" calcext:value-type="float">
            <text:p>0.943278905806917</text:p>
          </table:table-cell>
          <table:table-cell table:number-columns-repeated="1019"/>
        </table:table-row>
        <table:table-row table:style-name="ro2">
          <table:table-cell table:style-name="ce1" office:value-type="float" office:value="13.9636028" calcext:value-type="float">
            <text:p>13.9636028</text:p>
          </table:table-cell>
          <table:table-cell table:number-columns-repeated="2"/>
          <table:table-cell table:formula="of:=[.A164]-[.$B$1]" office:value-type="float" office:value="1.006986834" calcext:value-type="float">
            <text:p>1.006986834</text:p>
          </table:table-cell>
          <table:table-cell table:formula="of:=[.D164]^2" office:value-type="float" office:value="1.01402248384935" calcext:value-type="float">
            <text:p>1.01402248384935</text:p>
          </table:table-cell>
          <table:table-cell table:number-columns-repeated="1019"/>
        </table:table-row>
        <table:table-row table:style-name="ro2">
          <table:table-cell table:style-name="ce1" office:value-type="float" office:value="8.0286579" calcext:value-type="float">
            <text:p>8.0286579</text:p>
          </table:table-cell>
          <table:table-cell table:number-columns-repeated="2"/>
          <table:table-cell table:formula="of:=[.A165]-[.$B$1]" office:value-type="float" office:value="-4.927958066" calcext:value-type="float">
            <text:p>-4.927958066</text:p>
          </table:table-cell>
          <table:table-cell table:formula="of:=[.D165]^2" office:value-type="float" office:value="24.2847707002544" calcext:value-type="float">
            <text:p>24.2847707002544</text:p>
          </table:table-cell>
          <table:table-cell table:number-columns-repeated="1019"/>
        </table:table-row>
        <table:table-row table:style-name="ro2">
          <table:table-cell table:style-name="ce1" office:value-type="float" office:value="4.9470424" calcext:value-type="float">
            <text:p>4.9470424</text:p>
          </table:table-cell>
          <table:table-cell table:number-columns-repeated="2"/>
          <table:table-cell table:formula="of:=[.A166]-[.$B$1]" office:value-type="float" office:value="-8.009573566" calcext:value-type="float">
            <text:p>-8.009573566</text:p>
          </table:table-cell>
          <table:table-cell table:formula="of:=[.D166]^2" office:value-type="float" office:value="64.153268709166" calcext:value-type="float">
            <text:p>64.153268709166</text:p>
          </table:table-cell>
          <table:table-cell table:number-columns-repeated="1019"/>
        </table:table-row>
        <table:table-row table:style-name="ro2">
          <table:table-cell table:style-name="ce1" office:value-type="float" office:value="6.2484329" calcext:value-type="float">
            <text:p>6.2484329</text:p>
          </table:table-cell>
          <table:table-cell table:number-columns-repeated="2"/>
          <table:table-cell table:formula="of:=[.A167]-[.$B$1]" office:value-type="float" office:value="-6.708183066" calcext:value-type="float">
            <text:p>-6.708183066</text:p>
          </table:table-cell>
          <table:table-cell table:formula="of:=[.D167]^2" office:value-type="float" office:value="44.9997200469692" calcext:value-type="float">
            <text:p>44.9997200469692</text:p>
          </table:table-cell>
          <table:table-cell table:number-columns-repeated="1019"/>
        </table:table-row>
        <table:table-row table:style-name="ro2">
          <table:table-cell table:style-name="ce1" office:value-type="float" office:value="14.8062536" calcext:value-type="float">
            <text:p>14.8062536</text:p>
          </table:table-cell>
          <table:table-cell table:number-columns-repeated="2"/>
          <table:table-cell table:formula="of:=[.A168]-[.$B$1]" office:value-type="float" office:value="1.849637634" calcext:value-type="float">
            <text:p>1.849637634</text:p>
          </table:table-cell>
          <table:table-cell table:formula="of:=[.D168]^2" office:value-type="float" office:value="3.42115937710912" calcext:value-type="float">
            <text:p>3.42115937710912</text:p>
          </table:table-cell>
          <table:table-cell table:number-columns-repeated="1019"/>
        </table:table-row>
        <table:table-row table:style-name="ro2">
          <table:table-cell table:style-name="ce1" office:value-type="float" office:value="28.5919382" calcext:value-type="float">
            <text:p>28.5919382</text:p>
          </table:table-cell>
          <table:table-cell table:number-columns-repeated="2"/>
          <table:table-cell table:formula="of:=[.A169]-[.$B$1]" office:value-type="float" office:value="15.635322234" calcext:value-type="float">
            <text:p>15.635322234</text:p>
          </table:table-cell>
          <table:table-cell table:formula="of:=[.D169]^2" office:value-type="float" office:value="244.463301361015" calcext:value-type="float">
            <text:p>244.463301361015</text:p>
          </table:table-cell>
          <table:table-cell table:number-columns-repeated="1019"/>
        </table:table-row>
        <table:table-row table:style-name="ro2">
          <table:table-cell table:style-name="ce1" office:value-type="float" office:value="2.2681137" calcext:value-type="float">
            <text:p>2.2681137</text:p>
          </table:table-cell>
          <table:table-cell table:number-columns-repeated="2"/>
          <table:table-cell table:formula="of:=[.A170]-[.$B$1]" office:value-type="float" office:value="-10.688502266" calcext:value-type="float">
            <text:p>-10.688502266</text:p>
          </table:table-cell>
          <table:table-cell table:formula="of:=[.D170]^2" office:value-type="float" office:value="114.244080690287" calcext:value-type="float">
            <text:p>114.244080690287</text:p>
          </table:table-cell>
          <table:table-cell table:number-columns-repeated="1019"/>
        </table:table-row>
        <table:table-row table:style-name="ro2">
          <table:table-cell table:style-name="ce1" office:value-type="float" office:value="14.661743" calcext:value-type="float">
            <text:p>14.661743</text:p>
          </table:table-cell>
          <table:table-cell table:number-columns-repeated="2"/>
          <table:table-cell table:formula="of:=[.A171]-[.$B$1]" office:value-type="float" office:value="1.705127034" calcext:value-type="float">
            <text:p>1.705127034</text:p>
          </table:table-cell>
          <table:table-cell table:formula="of:=[.D171]^2" office:value-type="float" office:value="2.90745820207764" calcext:value-type="float">
            <text:p>2.90745820207764</text:p>
          </table:table-cell>
          <table:table-cell table:number-columns-repeated="1019"/>
        </table:table-row>
        <table:table-row table:style-name="ro2">
          <table:table-cell table:style-name="ce1" office:value-type="float" office:value="15.4616795" calcext:value-type="float">
            <text:p>15.4616795</text:p>
          </table:table-cell>
          <table:table-cell table:number-columns-repeated="2"/>
          <table:table-cell table:formula="of:=[.A172]-[.$B$1]" office:value-type="float" office:value="2.505063534" calcext:value-type="float">
            <text:p>2.505063534</text:p>
          </table:table-cell>
          <table:table-cell table:formula="of:=[.D172]^2" office:value-type="float" office:value="6.27534330937658" calcext:value-type="float">
            <text:p>6.27534330937658</text:p>
          </table:table-cell>
          <table:table-cell table:number-columns-repeated="1019"/>
        </table:table-row>
        <table:table-row table:style-name="ro2">
          <table:table-cell table:style-name="ce1" office:value-type="float" office:value="18.8917133" calcext:value-type="float">
            <text:p>18.8917133</text:p>
          </table:table-cell>
          <table:table-cell table:number-columns-repeated="2"/>
          <table:table-cell table:formula="of:=[.A173]-[.$B$1]" office:value-type="float" office:value="5.935097334" calcext:value-type="float">
            <text:p>5.935097334</text:p>
          </table:table-cell>
          <table:table-cell table:formula="of:=[.D173]^2" office:value-type="float" office:value="35.2253803640539" calcext:value-type="float">
            <text:p>35.2253803640539</text:p>
          </table:table-cell>
          <table:table-cell table:number-columns-repeated="1019"/>
        </table:table-row>
        <table:table-row table:style-name="ro2">
          <table:table-cell table:style-name="ce1" office:value-type="float" office:value="7.7324113" calcext:value-type="float">
            <text:p>7.7324113</text:p>
          </table:table-cell>
          <table:table-cell table:number-columns-repeated="2"/>
          <table:table-cell table:formula="of:=[.A174]-[.$B$1]" office:value-type="float" office:value="-5.224204666" calcext:value-type="float">
            <text:p>-5.224204666</text:p>
          </table:table-cell>
          <table:table-cell table:formula="of:=[.D174]^2" office:value-type="float" office:value="27.2923143922562" calcext:value-type="float">
            <text:p>27.2923143922562</text:p>
          </table:table-cell>
          <table:table-cell table:number-columns-repeated="1019"/>
        </table:table-row>
        <table:table-row table:style-name="ro2">
          <table:table-cell table:style-name="ce1" office:value-type="float" office:value="11.6493317" calcext:value-type="float">
            <text:p>11.6493317</text:p>
          </table:table-cell>
          <table:table-cell table:number-columns-repeated="2"/>
          <table:table-cell table:formula="of:=[.A175]-[.$B$1]" office:value-type="float" office:value="-1.307284266" calcext:value-type="float">
            <text:p>-1.307284266</text:p>
          </table:table-cell>
          <table:table-cell table:formula="of:=[.D175]^2" office:value-type="float" office:value="1.70899215213116" calcext:value-type="float">
            <text:p>1.70899215213116</text:p>
          </table:table-cell>
          <table:table-cell table:number-columns-repeated="1019"/>
        </table:table-row>
        <table:table-row table:style-name="ro2">
          <table:table-cell table:style-name="ce1" office:value-type="float" office:value="6.8195001" calcext:value-type="float">
            <text:p>6.8195001</text:p>
          </table:table-cell>
          <table:table-cell table:number-columns-repeated="2"/>
          <table:table-cell table:formula="of:=[.A176]-[.$B$1]" office:value-type="float" office:value="-6.137115866" calcext:value-type="float">
            <text:p>-6.137115866</text:p>
          </table:table-cell>
          <table:table-cell table:formula="of:=[.D176]^2" office:value-type="float" office:value="37.6641911527089" calcext:value-type="float">
            <text:p>37.6641911527089</text:p>
          </table:table-cell>
          <table:table-cell table:number-columns-repeated="1019"/>
        </table:table-row>
        <table:table-row table:style-name="ro2">
          <table:table-cell table:style-name="ce1" office:value-type="float" office:value="10.3295402" calcext:value-type="float">
            <text:p>10.3295402</text:p>
          </table:table-cell>
          <table:table-cell table:number-columns-repeated="2"/>
          <table:table-cell table:formula="of:=[.A177]-[.$B$1]" office:value-type="float" office:value="-2.627075766" calcext:value-type="float">
            <text:p>-2.627075766</text:p>
          </table:table-cell>
          <table:table-cell table:formula="of:=[.D177]^2" office:value-type="float" office:value="6.90152708030448" calcext:value-type="float">
            <text:p>6.90152708030448</text:p>
          </table:table-cell>
          <table:table-cell table:number-columns-repeated="1019"/>
        </table:table-row>
        <table:table-row table:style-name="ro2">
          <table:table-cell table:style-name="ce1" office:value-type="float" office:value="17.1490763" calcext:value-type="float">
            <text:p>17.1490763</text:p>
          </table:table-cell>
          <table:table-cell table:number-columns-repeated="2"/>
          <table:table-cell table:formula="of:=[.A178]-[.$B$1]" office:value-type="float" office:value="4.192460334" calcext:value-type="float">
            <text:p>4.192460334</text:p>
          </table:table-cell>
          <table:table-cell table:formula="of:=[.D178]^2" office:value-type="float" office:value="17.5767236521634" calcext:value-type="float">
            <text:p>17.5767236521634</text:p>
          </table:table-cell>
          <table:table-cell table:number-columns-repeated="1019"/>
        </table:table-row>
        <table:table-row table:style-name="ro2">
          <table:table-cell table:style-name="ce1" office:value-type="float" office:value="9.8379546" calcext:value-type="float">
            <text:p>9.8379546</text:p>
          </table:table-cell>
          <table:table-cell table:number-columns-repeated="2"/>
          <table:table-cell table:formula="of:=[.A179]-[.$B$1]" office:value-type="float" office:value="-3.118661366" calcext:value-type="float">
            <text:p>-3.118661366</text:p>
          </table:table-cell>
          <table:table-cell table:formula="of:=[.D179]^2" office:value-type="float" office:value="9.72604871578098" calcext:value-type="float">
            <text:p>9.72604871578098</text:p>
          </table:table-cell>
          <table:table-cell table:number-columns-repeated="1019"/>
        </table:table-row>
        <table:table-row table:style-name="ro2">
          <table:table-cell table:style-name="ce1" office:value-type="float" office:value="16.5522991" calcext:value-type="float">
            <text:p>16.5522991</text:p>
          </table:table-cell>
          <table:table-cell table:number-columns-repeated="2"/>
          <table:table-cell table:formula="of:=[.A180]-[.$B$1]" office:value-type="float" office:value="3.595683134" calcext:value-type="float">
            <text:p>3.595683134</text:p>
          </table:table-cell>
          <table:table-cell table:formula="of:=[.D180]^2" office:value-type="float" office:value="12.9289372001321" calcext:value-type="float">
            <text:p>12.9289372001321</text:p>
          </table:table-cell>
          <table:table-cell table:number-columns-repeated="1019"/>
        </table:table-row>
        <table:table-row table:style-name="ro2">
          <table:table-cell table:style-name="ce1" office:value-type="float" office:value="8.9764582" calcext:value-type="float">
            <text:p>8.9764582</text:p>
          </table:table-cell>
          <table:table-cell table:number-columns-repeated="2"/>
          <table:table-cell table:formula="of:=[.A181]-[.$B$1]" office:value-type="float" office:value="-3.980157766" calcext:value-type="float">
            <text:p>-3.980157766</text:p>
          </table:table-cell>
          <table:table-cell table:formula="of:=[.D181]^2" office:value-type="float" office:value="15.8416558422501" calcext:value-type="float">
            <text:p>15.8416558422501</text:p>
          </table:table-cell>
          <table:table-cell table:number-columns-repeated="1019"/>
        </table:table-row>
        <table:table-row table:style-name="ro2">
          <table:table-cell table:style-name="ce1" office:value-type="float" office:value="12.5083716" calcext:value-type="float">
            <text:p>12.5083716</text:p>
          </table:table-cell>
          <table:table-cell table:number-columns-repeated="2"/>
          <table:table-cell table:formula="of:=[.A182]-[.$B$1]" office:value-type="float" office:value="-0.448244365999999" calcext:value-type="float">
            <text:p>-0.448244365999999</text:p>
          </table:table-cell>
          <table:table-cell table:formula="of:=[.D182]^2" office:value-type="float" office:value="0.200923011650741" calcext:value-type="float">
            <text:p>0.200923011650741</text:p>
          </table:table-cell>
          <table:table-cell table:number-columns-repeated="1019"/>
        </table:table-row>
        <table:table-row table:style-name="ro2">
          <table:table-cell table:style-name="ce1" office:value-type="float" office:value="9.244244" calcext:value-type="float">
            <text:p>9.244244</text:p>
          </table:table-cell>
          <table:table-cell table:number-columns-repeated="2"/>
          <table:table-cell table:formula="of:=[.A183]-[.$B$1]" office:value-type="float" office:value="-3.712371966" calcext:value-type="float">
            <text:p>-3.712371966</text:p>
          </table:table-cell>
          <table:table-cell table:formula="of:=[.D183]^2" office:value-type="float" office:value="13.7817056139427" calcext:value-type="float">
            <text:p>13.7817056139427</text:p>
          </table:table-cell>
          <table:table-cell table:number-columns-repeated="1019"/>
        </table:table-row>
        <table:table-row table:style-name="ro2">
          <table:table-cell table:style-name="ce1" office:value-type="float" office:value="16.8989706" calcext:value-type="float">
            <text:p>16.8989706</text:p>
          </table:table-cell>
          <table:table-cell table:number-columns-repeated="2"/>
          <table:table-cell table:formula="of:=[.A184]-[.$B$1]" office:value-type="float" office:value="3.942354634" calcext:value-type="float">
            <text:p>3.942354634</text:p>
          </table:table-cell>
          <table:table-cell table:formula="of:=[.D184]^2" office:value-type="float" office:value="15.5421600602213" calcext:value-type="float">
            <text:p>15.5421600602213</text:p>
          </table:table-cell>
          <table:table-cell table:number-columns-repeated="1019"/>
        </table:table-row>
        <table:table-row table:style-name="ro2">
          <table:table-cell table:style-name="ce1" office:value-type="float" office:value="15.7213873" calcext:value-type="float">
            <text:p>15.7213873</text:p>
          </table:table-cell>
          <table:table-cell table:number-columns-repeated="2"/>
          <table:table-cell table:formula="of:=[.A185]-[.$B$1]" office:value-type="float" office:value="2.764771334" calcext:value-type="float">
            <text:p>2.764771334</text:p>
          </table:table-cell>
          <table:table-cell table:formula="of:=[.D185]^2" office:value-type="float" office:value="7.64396052930814" calcext:value-type="float">
            <text:p>7.64396052930814</text:p>
          </table:table-cell>
          <table:table-cell table:number-columns-repeated="1019"/>
        </table:table-row>
        <table:table-row table:style-name="ro2">
          <table:table-cell table:style-name="ce1" office:value-type="float" office:value="9.398171" calcext:value-type="float">
            <text:p>9.398171</text:p>
          </table:table-cell>
          <table:table-cell table:number-columns-repeated="2"/>
          <table:table-cell table:formula="of:=[.A186]-[.$B$1]" office:value-type="float" office:value="-3.558444966" calcext:value-type="float">
            <text:p>-3.558444966</text:p>
          </table:table-cell>
          <table:table-cell table:formula="of:=[.D186]^2" office:value-type="float" office:value="12.6625305760507" calcext:value-type="float">
            <text:p>12.6625305760507</text:p>
          </table:table-cell>
          <table:table-cell table:number-columns-repeated="1019"/>
        </table:table-row>
        <table:table-row table:style-name="ro2">
          <table:table-cell table:style-name="ce1" office:value-type="float" office:value="16.2867622" calcext:value-type="float">
            <text:p>16.2867622</text:p>
          </table:table-cell>
          <table:table-cell table:number-columns-repeated="2"/>
          <table:table-cell table:formula="of:=[.A187]-[.$B$1]" office:value-type="float" office:value="3.330146234" calcext:value-type="float">
            <text:p>3.330146234</text:p>
          </table:table-cell>
          <table:table-cell table:formula="of:=[.D187]^2" office:value-type="float" office:value="11.0898739398244" calcext:value-type="float">
            <text:p>11.0898739398244</text:p>
          </table:table-cell>
          <table:table-cell table:number-columns-repeated="1019"/>
        </table:table-row>
        <table:table-row table:style-name="ro2">
          <table:table-cell table:style-name="ce1" office:value-type="float" office:value="17.294975" calcext:value-type="float">
            <text:p>17.294975</text:p>
          </table:table-cell>
          <table:table-cell table:number-columns-repeated="2"/>
          <table:table-cell table:formula="of:=[.A188]-[.$B$1]" office:value-type="float" office:value="4.338359034" calcext:value-type="float">
            <text:p>4.338359034</text:p>
          </table:table-cell>
          <table:table-cell table:formula="of:=[.D188]^2" office:value-type="float" office:value="18.8213591078894" calcext:value-type="float">
            <text:p>18.8213591078894</text:p>
          </table:table-cell>
          <table:table-cell table:number-columns-repeated="1019"/>
        </table:table-row>
        <table:table-row table:style-name="ro2">
          <table:table-cell table:style-name="ce1" office:value-type="float" office:value="11.8870039" calcext:value-type="float">
            <text:p>11.8870039</text:p>
          </table:table-cell>
          <table:table-cell table:number-columns-repeated="2"/>
          <table:table-cell table:formula="of:=[.A189]-[.$B$1]" office:value-type="float" office:value="-1.069612066" calcext:value-type="float">
            <text:p>-1.069612066</text:p>
          </table:table-cell>
          <table:table-cell table:formula="of:=[.D189]^2" office:value-type="float" office:value="1.14406997173279" calcext:value-type="float">
            <text:p>1.14406997173279</text:p>
          </table:table-cell>
          <table:table-cell table:number-columns-repeated="1019"/>
        </table:table-row>
        <table:table-row table:style-name="ro2">
          <table:table-cell table:style-name="ce1" office:value-type="float" office:value="11.3682914" calcext:value-type="float">
            <text:p>11.3682914</text:p>
          </table:table-cell>
          <table:table-cell table:number-columns-repeated="2"/>
          <table:table-cell table:formula="of:=[.A190]-[.$B$1]" office:value-type="float" office:value="-1.588324566" calcext:value-type="float">
            <text:p>-1.588324566</text:p>
          </table:table-cell>
          <table:table-cell table:formula="of:=[.D190]^2" office:value-type="float" office:value="2.52277492695909" calcext:value-type="float">
            <text:p>2.52277492695909</text:p>
          </table:table-cell>
          <table:table-cell table:number-columns-repeated="1019"/>
        </table:table-row>
        <table:table-row table:style-name="ro2">
          <table:table-cell table:style-name="ce1" office:value-type="float" office:value="17.4642252" calcext:value-type="float">
            <text:p>17.4642252</text:p>
          </table:table-cell>
          <table:table-cell table:number-columns-repeated="2"/>
          <table:table-cell table:formula="of:=[.A191]-[.$B$1]" office:value-type="float" office:value="4.507609234" calcext:value-type="float">
            <text:p>4.507609234</text:p>
          </table:table-cell>
          <table:table-cell table:formula="of:=[.D191]^2" office:value-type="float" office:value="20.3185410064421" calcext:value-type="float">
            <text:p>20.3185410064421</text:p>
          </table:table-cell>
          <table:table-cell table:number-columns-repeated="1019"/>
        </table:table-row>
        <table:table-row table:style-name="ro2">
          <table:table-cell table:style-name="ce1" office:value-type="float" office:value="11.1354548" calcext:value-type="float">
            <text:p>11.1354548</text:p>
          </table:table-cell>
          <table:table-cell table:number-columns-repeated="2"/>
          <table:table-cell table:formula="of:=[.A192]-[.$B$1]" office:value-type="float" office:value="-1.821161166" calcext:value-type="float">
            <text:p>-1.821161166</text:p>
          </table:table-cell>
          <table:table-cell table:formula="of:=[.D192]^2" office:value-type="float" office:value="3.31662799254648" calcext:value-type="float">
            <text:p>3.31662799254648</text:p>
          </table:table-cell>
          <table:table-cell table:number-columns-repeated="1019"/>
        </table:table-row>
        <table:table-row table:style-name="ro2">
          <table:table-cell table:style-name="ce1" office:value-type="float" office:value="20.372608" calcext:value-type="float">
            <text:p>20.372608</text:p>
          </table:table-cell>
          <table:table-cell table:number-columns-repeated="2"/>
          <table:table-cell table:formula="of:=[.A193]-[.$B$1]" office:value-type="float" office:value="7.415992034" calcext:value-type="float">
            <text:p>7.415992034</text:p>
          </table:table-cell>
          <table:table-cell table:formula="of:=[.D193]^2" office:value-type="float" office:value="54.9969378483515" calcext:value-type="float">
            <text:p>54.9969378483515</text:p>
          </table:table-cell>
          <table:table-cell table:number-columns-repeated="1019"/>
        </table:table-row>
        <table:table-row table:style-name="ro2">
          <table:table-cell table:style-name="ce1" office:value-type="float" office:value="17.1825442" calcext:value-type="float">
            <text:p>17.1825442</text:p>
          </table:table-cell>
          <table:table-cell table:number-columns-repeated="2"/>
          <table:table-cell table:formula="of:=[.A194]-[.$B$1]" office:value-type="float" office:value="4.225928234" calcext:value-type="float">
            <text:p>4.225928234</text:p>
          </table:table-cell>
          <table:table-cell table:formula="of:=[.D194]^2" office:value-type="float" office:value="17.8584694389184" calcext:value-type="float">
            <text:p>17.8584694389184</text:p>
          </table:table-cell>
          <table:table-cell table:number-columns-repeated="1019"/>
        </table:table-row>
        <table:table-row table:style-name="ro2">
          <table:table-cell table:style-name="ce1" office:value-type="float" office:value="14.4837553" calcext:value-type="float">
            <text:p>14.4837553</text:p>
          </table:table-cell>
          <table:table-cell table:number-columns-repeated="2"/>
          <table:table-cell table:formula="of:=[.A195]-[.$B$1]" office:value-type="float" office:value="1.527139334" calcext:value-type="float">
            <text:p>1.527139334</text:p>
          </table:table-cell>
          <table:table-cell table:formula="of:=[.D195]^2" office:value-type="float" office:value="2.33215454544997" calcext:value-type="float">
            <text:p>2.33215454544997</text:p>
          </table:table-cell>
          <table:table-cell table:number-columns-repeated="1019"/>
        </table:table-row>
        <table:table-row table:style-name="ro2">
          <table:table-cell table:style-name="ce1" office:value-type="float" office:value="11.1696666" calcext:value-type="float">
            <text:p>11.1696666</text:p>
          </table:table-cell>
          <table:table-cell table:number-columns-repeated="2"/>
          <table:table-cell table:formula="of:=[.A196]-[.$B$1]" office:value-type="float" office:value="-1.786949366" calcext:value-type="float">
            <text:p>-1.786949366</text:p>
          </table:table-cell>
          <table:table-cell table:formula="of:=[.D196]^2" office:value-type="float" office:value="3.1931880366478" calcext:value-type="float">
            <text:p>3.1931880366478</text:p>
          </table:table-cell>
          <table:table-cell table:number-columns-repeated="1019"/>
        </table:table-row>
        <table:table-row table:style-name="ro2">
          <table:table-cell table:style-name="ce1" office:value-type="float" office:value="11.5288942" calcext:value-type="float">
            <text:p>11.5288942</text:p>
          </table:table-cell>
          <table:table-cell table:number-columns-repeated="2"/>
          <table:table-cell table:formula="of:=[.A197]-[.$B$1]" office:value-type="float" office:value="-1.427721766" calcext:value-type="float">
            <text:p>-1.427721766</text:p>
          </table:table-cell>
          <table:table-cell table:formula="of:=[.D197]^2" office:value-type="float" office:value="2.03838944111016" calcext:value-type="float">
            <text:p>2.03838944111016</text:p>
          </table:table-cell>
          <table:table-cell table:number-columns-repeated="1019"/>
        </table:table-row>
        <table:table-row table:style-name="ro2">
          <table:table-cell table:style-name="ce1" office:value-type="float" office:value="5.5331102" calcext:value-type="float">
            <text:p>5.5331102</text:p>
          </table:table-cell>
          <table:table-cell table:number-columns-repeated="2"/>
          <table:table-cell table:formula="of:=[.A198]-[.$B$1]" office:value-type="float" office:value="-7.423505766" calcext:value-type="float">
            <text:p>-7.423505766</text:p>
          </table:table-cell>
          <table:table-cell table:formula="of:=[.D198]^2" office:value-type="float" office:value="55.1084378578352" calcext:value-type="float">
            <text:p>55.1084378578352</text:p>
          </table:table-cell>
          <table:table-cell table:number-columns-repeated="1019"/>
        </table:table-row>
        <table:table-row table:style-name="ro2">
          <table:table-cell table:style-name="ce1" office:value-type="float" office:value="15.3931256" calcext:value-type="float">
            <text:p>15.3931256</text:p>
          </table:table-cell>
          <table:table-cell table:number-columns-repeated="2"/>
          <table:table-cell table:formula="of:=[.A199]-[.$B$1]" office:value-type="float" office:value="2.436509634" calcext:value-type="float">
            <text:p>2.436509634</text:p>
          </table:table-cell>
          <table:table-cell table:formula="of:=[.D199]^2" office:value-type="float" office:value="5.93657919657481" calcext:value-type="float">
            <text:p>5.93657919657481</text:p>
          </table:table-cell>
          <table:table-cell table:number-columns-repeated="1019"/>
        </table:table-row>
        <table:table-row table:style-name="ro2">
          <table:table-cell table:style-name="ce1" office:value-type="float" office:value="13.2070745" calcext:value-type="float">
            <text:p>13.2070745</text:p>
          </table:table-cell>
          <table:table-cell table:number-columns-repeated="2"/>
          <table:table-cell table:formula="of:=[.A200]-[.$B$1]" office:value-type="float" office:value="0.250458534" calcext:value-type="float">
            <text:p>0.250458534</text:p>
          </table:table-cell>
          <table:table-cell table:formula="of:=[.D200]^2" office:value-type="float" office:value="0.0627294772534291" calcext:value-type="float">
            <text:p>0.062729477253429</text:p>
          </table:table-cell>
          <table:table-cell table:number-columns-repeated="1019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/00/0000</text:date>, <text:time style:data-style-name="N2" text:time-value="16:29:07.288606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7-12-12T16:51:45.753950976</dc:date>
    <dc:creator>Sudaraka Wijesinghe</dc:creator>
    <meta:editing-duration>PT12M28S</meta:editing-duration>
    <meta:editing-cycles>2</meta:editing-cycles>
    <meta:document-statistic meta:table-count="1" meta:cell-count="613" meta:object-count="0"/>
  </office:meta>
</office:document-meta>
</file>